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Kiracı Adı Soyadı  : Muhammed Seyfullah GÜLTEKİN TC Kimlik No : 442 2134 0392Tebligat Adres : Karşıyaka Mah. İbni Kemal Cad. 6. Sokak No:26/3 TOKATTelefon No  : 0 555 054 41 6" svg:font-family="'Kiracı Adı Soyadı  : Muhammed Seyfullah GÜLTEKİN TC Kimlik No : 442 2134 0392Tebligat Adres : Karşıyaka Mah. İbni Kemal Cad. 6. Sokak No:26/3 TOKATTelefon No  : 0 555 054 41 6'"/>
    <style:font-face style:name="Noto Sans Devanagari1" svg:font-family="'Noto Sans Devanagari'" style:font-family-generic="swiss"/>
    <style:font-face style:name="Abyssinica SIL" svg:font-family="'Abyssinica SIL'" style:font-pitch="variable"/>
    <style:font-face style:name="Chilanka" svg:font-family="Chilanka" style:font-pitch="variable"/>
    <style:font-face style:name="Garuda" svg:font-family="Garuda" style:font-pitch="variable"/>
    <style:font-face style:name="UKIJ Diwani" svg:font-family="'UKIJ Diwan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paragraph-rsid="009100a2"/>
    </style:style>
    <style:style style:name="P2"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1pt" officeooo:paragraph-rsid="004c1294" style:font-size-asian="11pt" style:font-size-complex="11pt"/>
    </style:style>
    <style:style style:name="P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 style:font-size-complex="11pt" style:font-weight-complex="normal"/>
    </style:style>
    <style:style style:name="P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992360" style:font-size-asian="11pt" style:language-asian="tr" style:country-asian="TR" style:font-weight-asian="normal" style:font-name-complex="Times New Roman1" style:font-size-complex="11pt" style:font-weight-complex="normal"/>
    </style:style>
    <style:style style:name="P5"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paragraph-rsid="004e8cf1" style:font-size-asian="11pt" style:font-weight-asian="normal" style:font-name-complex="Times New Roman1" style:font-size-complex="11pt" style:font-weight-complex="normal"/>
    </style:style>
    <style:style style:name="P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rsid="0047d350" officeooo:paragraph-rsid="00992360" style:font-size-asian="11pt" style:language-asian="tr" style:country-asian="TR" style:font-style-asian="italic" style:font-weight-asian="bold" style:font-name-complex="Times New Roman" style:font-size-complex="11pt"/>
    </style:style>
    <style:style style:name="P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5ae5c" officeooo:paragraph-rsid="009100a2" style:font-size-asian="11pt" style:language-asian="tr" style:country-asian="TR" style:font-weight-asian="normal" style:font-name-complex="Times New Roman1" style:font-size-complex="11pt" style:font-weight-complex="normal"/>
    </style:style>
    <style:style style:name="P8"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bold" officeooo:rsid="002b0bb3" officeooo:paragraph-rsid="002b0bb3" style:font-size-asian="11pt" style:font-weight-asian="bold" style:font-size-complex="11pt" style:font-weight-complex="bold"/>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75b19" style:font-size-asian="11pt" style:font-size-complex="11pt"/>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c1294" style:font-size-asian="11pt" style:font-size-complex="11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98cb2" style:font-size-asian="11pt" style:font-size-complex="11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e8cf1" style:font-size-asian="11pt" style:font-size-complex="11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12536" style:font-size-asian="11pt" style:font-size-complex="11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56ecfa" style:font-size-asian="11pt" style:font-size-complex="11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d17d8" style:font-size-asian="11pt" style:font-size-complex="11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455e00" style:font-size-asian="11pt" style:font-size-complex="11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6fa4e9" style:font-size-asian="11pt" style:font-size-complex="11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875977" style:font-size-asian="11pt" style:font-size-complex="11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1f62ef" officeooo:paragraph-rsid="007505fa" style:font-size-asian="11pt" style:font-weight-asian="normal" style:font-size-complex="11pt" style:font-weight-complex="normal"/>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paragraph-rsid="005192be" style:font-size-asian="11pt" style:language-asian="tr" style:country-asian="TR" style:font-weight-asian="normal" style:font-name-complex="Times New Roman" style:font-size-complex="11pt" style:font-weight-complex="normal"/>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font-style-complex="italic" style:font-weight-complex="bold"/>
    </style:style>
    <style:style style:name="P2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2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374a74" officeooo:paragraph-rsid="003b129e" style:font-size-asian="11pt" style:language-asian="tr" style:country-asian="TR" style:font-weight-asian="normal" style:font-name-complex="Times New Roman" style:font-size-complex="11pt" style:font-weight-complex="normal"/>
    </style:style>
    <style:style style:name="P25"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paragraph-rsid="0013bc4d" style:font-size-asian="11pt" style:font-weight-asian="normal" style:font-name-complex="Times New Roman1" style:font-size-complex="11pt" style:font-weight-complex="normal"/>
    </style:style>
    <style:style style:name="P2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Garud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Garuda"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2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2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language-asian="tr" style:country-asian="TR" style:font-name-complex="Times New Roman" style:font-size-complex="11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192be" style:font-size-asian="11pt" style:language-asian="tr" style:country-asian="TR" style:font-name-complex="Times New Roman" style:font-size-complex="11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6fa4e9" style:font-size-asian="11pt" style:font-size-complex="11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font-size-complex="11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8f180f" style:font-size-asian="11pt" style:font-size-complex="11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5915ab" style:font-size-asian="11pt" style:font-size-complex="11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0bb3" style:font-size-asian="11pt" style:font-size-complex="11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font-style-complex="italic" style:font-weight-complex="bold"/>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4958df"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5865ba"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992360"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4958df" style:font-size-asian="12pt" style:language-asian="tr" style:country-asian="TR" style:font-name-complex="Tahoma"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rsid="0014a809" officeooo:paragraph-rsid="008f180f" style:font-size-asian="12pt" style:language-asian="tr" style:country-asian="TR" style:font-name-complex="Times New Roman"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officeooo:paragraph-rsid="005915ab" style:font-size-asian="12pt" style:font-name-complex="Times New Roman"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89ada2" officeooo:paragraph-rsid="0089ada2"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374a74" officeooo:paragraph-rsid="008c0d6d" style:font-size-asian="11pt" style:language-asian="tr" style:country-asian="TR" style:font-weight-asian="normal" style:font-name-complex="Times New Roman" style:font-size-complex="11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89ada2" style:font-size-asian="11pt" style:language-asian="tr" style:country-asian="TR" style:font-weight-asian="normal" style:font-name-complex="Times New Roman" style:font-size-complex="11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6bae34" officeooo:paragraph-rsid="0089ada2" style:font-size-asian="11pt" style:language-asian="tr" style:country-asian="TR" style:font-weight-asian="normal" style:font-name-complex="Times New Roman" style:font-size-complex="11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c0d6d" officeooo:paragraph-rsid="0089ada2" style:font-size-asian="11pt" style:language-asian="tr" style:country-asian="TR" style:font-weight-asian="normal" style:font-name-complex="Times New Roman" style:font-size-complex="11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c0d6d" officeooo:paragraph-rsid="008c0d6d" style:font-size-asian="11pt" style:language-asian="tr" style:country-asian="TR" style:font-weight-asian="normal" style:font-name-complex="Times New Roman" style:font-size-complex="11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language-asian="tr" style:country-asian="TR" style:font-weight-asian="normal" style:font-name-complex="Times New Roman" style:font-size-complex="11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font-weight-asian="normal" style:font-size-complex="11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992360" style:font-size-asian="11pt" style:font-weight-asian="normal" style:font-size-complex="11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paragraph-rsid="006bae34" style:font-size-asian="11pt" style:font-weight-asian="normal" style:font-name-complex="Times New Roman" style:font-size-complex="11pt" style:font-weight-complex="normal"/>
    </style:style>
    <style:style style:name="P62"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rsid="00455e00" officeooo:paragraph-rsid="00455e00" style:font-size-asian="11pt" style:language-asian="tr" style:country-asian="TR" style:font-name-complex="Times New Roman" style:font-size-complex="11pt"/>
    </style:style>
    <style:style style:name="P63"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Chilanka" fo:font-size="11pt" fo:font-weight="normal" officeooo:rsid="00519fed" officeooo:paragraph-rsid="008f180f" style:font-size-asian="11pt" style:font-weight-asian="normal" style:font-name-complex="Times New Roman1" style:font-size-complex="11pt" style:font-weight-complex="normal"/>
    </style:style>
    <style:style style:name="P6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276427" officeooo:paragraph-rsid="00519fed" style:font-size-asian="11pt" style:language-asian="tr" style:country-asian="TR" style:font-weight-asian="normal" style:font-name-complex="Times New Roman1" style:font-size-complex="11pt" style:font-weight-complex="normal"/>
    </style:style>
    <style:style style:name="P6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officeooo:paragraph-rsid="002bcdb2" style:font-size-asian="11pt" style:font-size-complex="11pt"/>
    </style:style>
    <style:style style:name="P6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949714" style:font-size-asian="11pt" style:font-size-complex="11pt"/>
    </style:style>
    <style:style style:name="P6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2bcdb2" style:font-size-asian="11pt" style:font-size-complex="11pt"/>
    </style:style>
    <style:style style:name="P6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455e00" style:font-size-asian="11pt" style:font-size-complex="11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style="italic" officeooo:rsid="00496a67" officeooo:paragraph-rsid="00875977" style:font-size-asian="11pt" style:language-asian="tr" style:country-asian="TR" style:font-style-asian="italic" style:font-name-complex="Times New Roman" style:font-size-complex="11pt" style:font-style-complex="italic" style:font-weight-complex="normal"/>
    </style:style>
    <style:style style:name="P70"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374a74" officeooo:paragraph-rsid="009cc76f" style:font-size-asian="11pt" style:language-asian="tr" style:country-asian="TR" style:font-weight-asian="normal" style:font-name-complex="Times New Roman" style:font-size-complex="11pt" style:font-weight-complex="normal"/>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1pt" fo:font-weight="normal" officeooo:rsid="00374a74" officeooo:paragraph-rsid="009cc76f" style:font-size-asian="11pt" style:language-asian="tr" style:country-asian="TR" style:font-weight-asian="normal" style:font-name-complex="Times New Roman" style:font-size-complex="11pt" style:font-weight-complex="normal"/>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normal" officeooo:rsid="0055ae5c" officeooo:paragraph-rsid="006fa4e9" style:font-size-asian="11pt" style:language-asian="tr" style:country-asian="TR" style:font-style-asian="italic" style:font-weight-asian="normal" style:font-name-complex="Times New Roman" style:font-size-complex="11pt" style:font-style-complex="italic" style:font-weight-complex="normal"/>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55ae5c" officeooo:paragraph-rsid="0089ada2" style:font-size-asian="12pt" style:language-asian="tr" style:country-asian="TR" style:font-weight-asian="normal" style:font-name-complex="Times New Roman" style:font-size-complex="12pt" style:font-weight-complex="normal"/>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374a74" officeooo:paragraph-rsid="009d46e6" style:font-size-asian="12pt" style:language-asian="tr" style:country-asian="TR" style:font-weight-asian="normal" style:font-name-complex="Times New Roman" style:font-size-complex="12pt" style:font-weight-complex="normal"/>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9d46e6" officeooo:paragraph-rsid="009d46e6" style:font-size-asian="12pt" style:language-asian="tr" style:country-asian="TR" style:font-weight-asian="normal" style:font-name-complex="Times New Roman" style:font-size-complex="12pt" style:font-weight-complex="normal"/>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6bae34" officeooo:paragraph-rsid="0089ada2" style:font-size-asian="11pt" style:language-asian="tr" style:country-asian="TR" style:font-weight-asian="normal" style:font-name-complex="Times New Roman" style:font-size-complex="11pt" style:font-weight-complex="normal"/>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1pt" officeooo:paragraph-rsid="007c8eb0" style:font-size-asian="11pt" style:font-size-complex="11pt"/>
    </style:style>
    <style:style style:name="P8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1pt" fo:font-style="italic" style:text-underline-style="solid" style:text-underline-width="auto" style:text-underline-color="font-color" fo:font-weight="bold" officeooo:paragraph-rsid="006fa4e9" style:font-size-asian="11pt" style:language-asian="tr" style:country-asian="TR" style:font-style-asian="italic" style:font-weight-asian="bold" style:font-name-complex="Times New Roman" style:font-size-complex="11pt"/>
    </style:style>
    <style:style style:name="P8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Garuda" fo:font-size="11pt" officeooo:paragraph-rsid="007c8eb0" style:font-size-asian="11pt" style:font-size-complex="11pt"/>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9cc76f" style:font-size-asian="11pt" style:language-asian="tr" style:country-asian="TR" style:font-style-asian="italic" style:font-weight-asian="bold" style:font-name-complex="Times New Roman" style:font-size-complex="11pt"/>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9cc76f" style:font-size-asian="11pt" style:font-size-complex="11pt"/>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958df" officeooo:paragraph-rsid="009cc76f" style:font-size-asian="11pt" style:language-asian="tr" style:country-asian="TR" style:font-weight-asian="normal" style:font-name-complex="Times New Roman" style:font-size-complex="11pt" style:font-weight-complex="normal"/>
    </style:style>
    <style:style style:name="P86" style:family="paragraph" style:parent-style-name="Standard">
      <style:text-properties style:font-name="Chilanka"/>
    </style:style>
    <style:style style:name="P87" style:family="paragraph" style:parent-style-name="Standard">
      <style:text-properties style:font-name="Garuda"/>
    </style:style>
    <style:style style:name="P88" style:family="paragraph" style:parent-style-name="Standard">
      <style:text-properties style:font-name="Garuda" style:language-asian="tr" style:country-asian="TR"/>
    </style:style>
    <style:style style:name="P89" style:family="paragraph" style:parent-style-name="Standard">
      <style:text-properties style:font-name="Abyssinica SIL" officeooo:paragraph-rsid="009cc76f"/>
    </style:style>
    <style:style style:name="P90" style:family="paragraph">
      <style:text-properties style:font-name="Chilanka" style:language-asian="tr" style:country-asian="TR"/>
    </style:style>
    <style:style style:name="P9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92360" style:font-size-asian="11pt" style:language-asian="tr" style:country-asian="TR" style:font-weight-asian="normal" style:font-name-complex="Times New Roman" style:font-size-complex="11pt" style:font-weight-complex="normal"/>
    </style:style>
    <style:style style:name="P9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1pt" fo:font-weight="normal" officeooo:rsid="005e877f" officeooo:paragraph-rsid="009cc76f" style:font-size-asian="11pt" style:language-asian="tr" style:country-asian="TR" style:font-weight-asian="normal" style:font-name-complex="Times New Roman" style:font-size-complex="11pt" style:font-weight-complex="normal"/>
    </style:style>
    <style:style style:name="T1" style:family="text">
      <style:text-properties officeooo:rsid="0045a579"/>
    </style:style>
    <style:style style:name="T2" style:family="text">
      <style:text-properties officeooo:rsid="009100a2"/>
    </style:style>
    <style:style style:name="T3" style:family="text">
      <style:text-properties style:font-name="UKIJ Diwani" fo:font-size="12pt" fo:font-weight="bold" officeooo:rsid="008f180f" style:font-size-asian="12pt" style:language-asian="tr" style:country-asian="TR" style:font-weight-asian="bold" style:font-name-complex="Times New Roman" style:font-size-complex="12pt" style:font-weight-complex="bold"/>
    </style:style>
    <style:style style:name="T4" style:family="text">
      <style:text-properties style:font-name="UKIJ Diwani" fo:font-size="12pt" fo:font-weight="bold" officeooo:rsid="0098e9eb" style:font-size-asian="12pt" style:language-asian="tr" style:country-asian="TR" style:font-weight-asian="bold" style:font-name-complex="Times New Roman" style:font-size-complex="12pt" style:font-weight-complex="bold"/>
    </style:style>
    <style:style style:name="T5" style:family="text">
      <style:text-properties style:font-name="UKIJ Diwani" fo:font-size="12pt" fo:font-style="normal" style:text-underline-style="none" fo:font-weight="bold" officeooo:rsid="009cc76f" style:font-size-asian="12pt" style:font-style-asian="normal" style:font-weight-asian="bold" style:font-size-complex="12pt" style:font-style-complex="normal" style:font-weight-complex="bold"/>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fo:font-weight="normal" officeooo:rsid="00172ad1" style:font-weight-asian="normal" style:font-weight-complex="normal"/>
    </style:style>
    <style:style style:name="T9" style:family="text">
      <style:text-properties fo:font-weight="normal" officeooo:rsid="001cc920" style:font-weight-asian="normal" style:font-weight-complex="normal"/>
    </style:style>
    <style:style style:name="T10" style:family="text">
      <style:text-properties fo:font-weight="normal" officeooo:rsid="001f62ef" style:font-weight-asian="normal" style:font-weight-complex="normal"/>
    </style:style>
    <style:style style:name="T11" style:family="text">
      <style:text-properties fo:font-weight="normal" officeooo:rsid="00443595" style:font-weight-asian="normal" style:font-weight-complex="normal"/>
    </style:style>
    <style:style style:name="T12" style:family="text">
      <style:text-properties fo:font-weight="normal" officeooo:rsid="004d17d8" style:font-weight-asian="normal" style:font-weight-complex="normal"/>
    </style:style>
    <style:style style:name="T13" style:family="text">
      <style:text-properties fo:font-weight="normal" officeooo:rsid="0075a0c7" style:font-weight-asian="normal" style:font-weight-complex="normal"/>
    </style:style>
    <style:style style:name="T14" style:family="text">
      <style:text-properties fo:font-weight="normal" officeooo:rsid="009cc76f" style:font-weight-asian="normal" style:font-weight-complex="normal"/>
    </style:style>
    <style:style style:name="T15" style:family="text">
      <style:text-properties fo:font-weight="normal" style:language-asian="tr" style:country-asian="TR" style:font-weight-asian="normal" style:font-name-complex="Times New Roman" style:font-weight-complex="normal"/>
    </style:style>
    <style:style style:name="T16" style:family="text">
      <style:text-properties fo:font-weight="normal" officeooo:rsid="00310090" style:language-asian="tr" style:country-asian="TR" style:font-weight-asian="normal" style:font-name-complex="Times New Roman" style:font-weight-complex="normal"/>
    </style:style>
    <style:style style:name="T17" style:family="text">
      <style:text-properties fo:font-weight="normal" officeooo:rsid="0038a6b6" style:language-asian="tr" style:country-asian="TR" style:font-weight-asian="normal" style:font-name-complex="Times New Roman" style:font-weight-complex="normal"/>
    </style:style>
    <style:style style:name="T18" style:family="text">
      <style:text-properties fo:font-weight="normal" officeooo:rsid="0043c25c" style:language-asian="tr" style:country-asian="TR" style:font-weight-asian="normal" style:font-name-complex="Times New Roman" style:font-weight-complex="normal"/>
    </style:style>
    <style:style style:name="T19" style:family="text">
      <style:text-properties fo:font-weight="normal" officeooo:rsid="00455e00" style:language-asian="tr" style:country-asian="TR" style:font-weight-asian="normal" style:font-name-complex="Times New Roman" style:font-weight-complex="normal"/>
    </style:style>
    <style:style style:name="T20" style:family="text">
      <style:text-properties fo:font-weight="normal" officeooo:rsid="007ab96d" style:language-asian="tr" style:country-asian="TR" style:font-weight-asian="normal" style:font-name-complex="Times New Roman" style:font-weight-complex="normal"/>
    </style:style>
    <style:style style:name="T21" style:family="text">
      <style:text-properties fo:font-weight="normal" style:language-asian="tr" style:country-asian="TR" style:font-weight-asian="normal" style:font-weight-complex="normal"/>
    </style:style>
    <style:style style:name="T22" style:family="text">
      <style:text-properties fo:font-weight="normal" officeooo:rsid="003c3a02" style:language-asian="tr" style:country-asian="TR" style:font-weight-asian="normal" style:font-weight-complex="normal"/>
    </style:style>
    <style:style style:name="T23" style:family="text">
      <style:text-properties fo:font-weight="normal" officeooo:rsid="00374a74" style:language-asian="tr" style:country-asian="TR" style:font-weight-asian="normal" style:font-weight-complex="normal"/>
    </style:style>
    <style:style style:name="T24" style:family="text">
      <style:text-properties fo:font-weight="normal" officeooo:rsid="0014a809" style:language-asian="tr" style:country-asian="TR" style:font-weight-asian="normal" style:font-weight-complex="normal"/>
    </style:style>
    <style:style style:name="T25" style:family="text">
      <style:text-properties fo:font-weight="normal" officeooo:rsid="006fa4e9" style:language-asian="tr" style:country-asian="TR" style:font-weight-asian="normal" style:font-weight-complex="normal"/>
    </style:style>
    <style:style style:name="T26" style:family="text">
      <style:text-properties officeooo:rsid="00172ad1"/>
    </style:style>
    <style:style style:name="T27" style:family="text">
      <style:text-properties officeooo:rsid="00191904"/>
    </style:style>
    <style:style style:name="T28" style:family="text">
      <style:text-properties officeooo:rsid="001b7644"/>
    </style:style>
    <style:style style:name="T29" style:family="text">
      <style:text-properties officeooo:rsid="001cc920"/>
    </style:style>
    <style:style style:name="T30" style:family="text">
      <style:text-properties officeooo:rsid="001e1f00"/>
    </style:style>
    <style:style style:name="T31" style:family="text">
      <style:text-properties fo:font-weight="bold" style:font-weight-asian="bold" style:font-weight-complex="bold"/>
    </style:style>
    <style:style style:name="T32" style:family="text">
      <style:text-properties fo:font-weight="bold" officeooo:rsid="0024c625" style:font-weight-asian="bold" style:font-weight-complex="bold"/>
    </style:style>
    <style:style style:name="T33" style:family="text">
      <style:text-properties fo:font-weight="bold" officeooo:rsid="002572b2" style:font-weight-asian="bold" style:font-weight-complex="bold"/>
    </style:style>
    <style:style style:name="T34" style:family="text">
      <style:text-properties fo:font-weight="bold" officeooo:rsid="00275b19" style:font-weight-asian="bold" style:font-weight-complex="bold"/>
    </style:style>
    <style:style style:name="T35" style:family="text">
      <style:text-properties fo:font-weight="bold" officeooo:rsid="00298cb2" style:font-weight-asian="bold" style:font-weight-complex="bold"/>
    </style:style>
    <style:style style:name="T36" style:family="text">
      <style:text-properties fo:font-weight="bold" officeooo:rsid="002a4e45" style:font-weight-asian="bold" style:font-weight-complex="bold"/>
    </style:style>
    <style:style style:name="T37" style:family="text">
      <style:text-properties fo:font-weight="bold" officeooo:rsid="0043c25c" style:font-weight-asian="bold" style:font-weight-complex="bold"/>
    </style:style>
    <style:style style:name="T38" style:family="text">
      <style:text-properties fo:font-weight="bold" officeooo:rsid="004419e8" style:font-weight-asian="bold" style:font-weight-complex="bold"/>
    </style:style>
    <style:style style:name="T39" style:family="text">
      <style:text-properties fo:font-weight="bold" officeooo:rsid="00443595" style:font-weight-asian="bold" style:font-weight-complex="bold"/>
    </style:style>
    <style:style style:name="T40" style:family="text">
      <style:text-properties fo:font-weight="bold" officeooo:rsid="00455e00" style:font-weight-asian="bold" style:font-weight-complex="bold"/>
    </style:style>
    <style:style style:name="T41" style:family="text">
      <style:text-properties fo:font-weight="bold" officeooo:rsid="009cc76f" style:font-weight-asian="bold" style:font-weight-complex="bold"/>
    </style:style>
    <style:style style:name="T42" style:family="text">
      <style:text-properties fo:font-weight="bold" style:language-asian="tr" style:country-asian="TR" style:font-weight-asian="bold" style:font-name-complex="Times New Roman" style:font-weight-complex="bold"/>
    </style:style>
    <style:style style:name="T43" style:family="text">
      <style:text-properties fo:font-weight="bold" officeooo:rsid="002a4e45" style:language-asian="tr" style:country-asian="TR" style:font-weight-asian="bold" style:font-name-complex="Times New Roman" style:font-weight-complex="bold"/>
    </style:style>
    <style:style style:name="T44" style:family="text">
      <style:text-properties fo:font-weight="bold" officeooo:rsid="00455e00" style:language-asian="tr" style:country-asian="TR" style:font-weight-asian="bold" style:font-name-complex="Times New Roman" style:font-weight-complex="bold"/>
    </style:style>
    <style:style style:name="T45" style:family="text">
      <style:text-properties fo:font-weight="bold" officeooo:rsid="002bcdb2" style:language-asian="tr" style:country-asian="TR" style:font-weight-asian="bold" style:font-name-complex="Times New Roman" style:font-weight-complex="bold"/>
    </style:style>
    <style:style style:name="T46" style:family="text">
      <style:text-properties fo:font-weight="bold" officeooo:rsid="003b129e" style:language-asian="tr" style:country-asian="TR" style:font-weight-asian="bold" style:font-name-complex="Times New Roman" style:font-weight-complex="bold"/>
    </style:style>
    <style:style style:name="T47" style:family="text">
      <style:text-properties fo:font-weight="bold" officeooo:rsid="009100a2" style:language-asian="tr" style:country-asian="TR" style:font-weight-asian="bold" style:font-name-complex="Times New Roman" style:font-weight-complex="bold"/>
    </style:style>
    <style:style style:name="T48" style:family="text">
      <style:text-properties fo:font-weight="bold" officeooo:rsid="0083f865" style:language-asian="tr" style:country-asian="TR" style:font-weight-asian="bold" style:font-name-complex="Times New Roman" style:font-weight-complex="bold"/>
    </style:style>
    <style:style style:name="T49" style:family="text">
      <style:text-properties fo:font-weight="bold" officeooo:rsid="00632b9b" style:language-asian="tr" style:country-asian="TR" style:font-weight-asian="bold" style:font-name-complex="Times New Roman" style:font-weight-complex="bold"/>
    </style:style>
    <style:style style:name="T50" style:family="text">
      <style:text-properties fo:font-weight="bold" officeooo:rsid="008f180f" style:language-asian="tr" style:country-asian="TR" style:font-weight-asian="bold" style:font-name-complex="Times New Roman" style:font-weight-complex="bold"/>
    </style:style>
    <style:style style:name="T51" style:family="text">
      <style:text-properties fo:font-weight="bold" officeooo:rsid="006fa4e9" style:language-asian="tr" style:country-asian="TR" style:font-weight-asian="bold" style:font-name-complex="Times New Roman" style:font-weight-complex="bold"/>
    </style:style>
    <style:style style:name="T52" style:family="text">
      <style:text-properties fo:font-weight="bold" officeooo:rsid="00821128" style:language-asian="tr" style:country-asian="TR" style:font-weight-asian="bold" style:font-name-complex="Times New Roman" style:font-weight-complex="bold"/>
    </style:style>
    <style:style style:name="T53" style:family="text">
      <style:text-properties fo:font-weight="bold" officeooo:rsid="007e3d08" style:language-asian="tr" style:country-asian="TR" style:font-weight-asian="bold" style:font-name-complex="Times New Roman" style:font-weight-complex="bold"/>
    </style:style>
    <style:style style:name="T54" style:family="text">
      <style:text-properties fo:font-weight="bold" officeooo:rsid="00875977" style:language-asian="tr" style:country-asian="TR" style:font-weight-asian="bold" style:font-name-complex="Times New Roman" style:font-weight-complex="bold"/>
    </style:style>
    <style:style style:name="T55" style:family="text">
      <style:text-properties fo:font-weight="bold" officeooo:rsid="007ab96d" style:language-asian="tr" style:country-asian="TR" style:font-weight-asian="bold" style:font-name-complex="Times New Roman" style:font-weight-complex="bold"/>
    </style:style>
    <style:style style:name="T56" style:family="text">
      <style:text-properties fo:font-weight="bold" officeooo:rsid="0078c540" style:language-asian="tr" style:country-asian="TR" style:font-weight-asian="bold" style:font-name-complex="Times New Roman" style:font-weight-complex="bold"/>
    </style:style>
    <style:style style:name="T57" style:family="text">
      <style:text-properties fo:font-weight="bold" officeooo:rsid="008fbb17" style:language-asian="tr" style:country-asian="TR" style:font-weight-asian="bold" style:font-name-complex="Times New Roman" style:font-weight-complex="bold"/>
    </style:style>
    <style:style style:name="T58" style:family="text">
      <style:text-properties fo:font-weight="bold" officeooo:rsid="0098e9eb" style:language-asian="tr" style:country-asian="TR" style:font-weight-asian="bold" style:font-name-complex="Times New Roman" style:font-weight-complex="bold"/>
    </style:style>
    <style:style style:name="T59" style:family="text">
      <style:text-properties fo:font-weight="bold" officeooo:rsid="00992360" style:language-asian="tr" style:country-asian="TR" style:font-weight-asian="bold" style:font-name-complex="Times New Roman" style:font-weight-complex="bold"/>
    </style:style>
    <style:style style:name="T60" style:family="text">
      <style:text-properties fo:font-weight="bold" officeooo:rsid="009ada1a" style:language-asian="tr" style:country-asian="TR" style:font-weight-asian="bold" style:font-name-complex="Times New Roman" style:font-weight-complex="bold"/>
    </style:style>
    <style:style style:name="T61" style:family="text">
      <style:text-properties fo:font-weight="bold" officeooo:rsid="009cc76f" style:language-asian="tr" style:country-asian="TR" style:font-weight-asian="bold" style:font-name-complex="Times New Roman" style:font-weight-complex="bold"/>
    </style:style>
    <style:style style:name="T62" style:family="text">
      <style:text-properties fo:font-weight="bold" style:language-asian="tr" style:country-asian="TR" style:font-weight-asian="bold" style:font-weight-complex="bold"/>
    </style:style>
    <style:style style:name="T63" style:family="text">
      <style:text-properties fo:letter-spacing="0.011cm"/>
    </style:style>
    <style:style style:name="T64" style:family="text">
      <style:text-properties officeooo:rsid="001f62ef"/>
    </style:style>
    <style:style style:name="T65" style:family="text">
      <style:text-properties officeooo:rsid="0023f1ec"/>
    </style:style>
    <style:style style:name="T66" style:family="text">
      <style:text-properties officeooo:rsid="0024c625"/>
    </style:style>
    <style:style style:name="T67" style:family="text">
      <style:text-properties fo:font-style="normal" fo:font-weight="bold" officeooo:rsid="00172ad1" style:font-style-asian="normal" style:font-weight-asian="bold" style:font-name-complex="Times New Roman1" style:font-weight-complex="bold"/>
    </style:style>
    <style:style style:name="T68" style:family="text">
      <style:text-properties fo:font-style="normal" fo:font-weight="bold" officeooo:rsid="002572b2" style:font-style-asian="normal" style:font-weight-asian="bold" style:font-name-complex="Times New Roman1" style:font-weight-complex="bold"/>
    </style:style>
    <style:style style:name="T69" style:family="text">
      <style:text-properties fo:font-style="normal" fo:font-weight="bold" officeooo:rsid="005192be" style:font-style-asian="normal" style:font-weight-asian="bold" style:font-name-complex="Times New Roman1" style:font-weight-complex="bold"/>
    </style:style>
    <style:style style:name="T70" style:family="text">
      <style:text-properties fo:font-style="normal" fo:font-weight="bold" officeooo:rsid="00632b9b" style:font-style-asian="normal" style:font-weight-asian="bold" style:font-name-complex="Times New Roman1" style:font-weight-complex="bold"/>
    </style:style>
    <style:style style:name="T71" style:family="text">
      <style:text-properties fo:font-style="normal" fo:font-weight="bold" officeooo:rsid="00821128" style:font-style-asian="normal" style:font-weight-asian="bold" style:font-name-complex="Times New Roman1" style:font-weight-complex="bold"/>
    </style:style>
    <style:style style:name="T72" style:family="text">
      <style:text-properties fo:font-style="normal" fo:font-weight="bold" officeooo:rsid="009100a2" style:font-style-asian="normal" style:font-weight-asian="bold" style:font-name-complex="Times New Roman1" style:font-weight-complex="bold"/>
    </style:style>
    <style:style style:name="T73" style:family="text">
      <style:text-properties fo:font-style="normal" fo:font-weight="bold" officeooo:rsid="006fa4e9" style:font-style-asian="normal" style:font-weight-asian="bold" style:font-name-complex="Times New Roman1" style:font-weight-complex="bold"/>
    </style:style>
    <style:style style:name="T74" style:family="text">
      <style:text-properties fo:font-style="normal" fo:font-weight="bold" officeooo:rsid="00992360" style:font-style-asian="normal" style:font-weight-asian="bold" style:font-name-complex="Times New Roman1" style:font-weight-complex="bold"/>
    </style:style>
    <style:style style:name="T75" style:family="text">
      <style:text-properties fo:font-style="normal" fo:font-weight="bold" officeooo:rsid="009cc76f" style:font-style-asian="normal" style:font-weight-asian="bold" style:font-name-complex="Times New Roman1" style:font-weight-complex="bold"/>
    </style:style>
    <style:style style:name="T76" style:family="text">
      <style:text-properties fo:font-style="normal" fo:font-weight="bold" style:font-style-asian="normal" style:font-weight-asian="bold" style:font-name-complex="Times New Roman1" style:font-weight-complex="normal"/>
    </style:style>
    <style:style style:name="T77" style:family="text">
      <style:text-properties fo:font-style="normal" fo:font-weight="bold" officeooo:rsid="0024c625" style:font-style-asian="normal" style:font-weight-asian="bold" style:font-name-complex="Times New Roman1" style:font-weight-complex="normal"/>
    </style:style>
    <style:style style:name="T78" style:family="text">
      <style:text-properties fo:font-style="normal" fo:font-weight="bold" officeooo:rsid="002572b2" style:font-style-asian="normal" style:font-weight-asian="bold" style:font-name-complex="Times New Roman1" style:font-weight-complex="normal"/>
    </style:style>
    <style:style style:name="T79" style:family="text">
      <style:text-properties fo:font-style="normal" fo:font-weight="bold" officeooo:rsid="00275b19" style:font-style-asian="normal" style:font-weight-asian="bold" style:font-name-complex="Times New Roman1" style:font-weight-complex="normal"/>
    </style:style>
    <style:style style:name="T80" style:family="text">
      <style:text-properties fo:font-style="normal" fo:font-weight="bold" officeooo:rsid="00298cb2" style:font-style-asian="normal" style:font-weight-asian="bold" style:font-name-complex="Times New Roman1" style:font-weight-complex="normal"/>
    </style:style>
    <style:style style:name="T81" style:family="text">
      <style:text-properties fo:font-style="normal" fo:font-weight="bold" officeooo:rsid="002a4e45" style:font-style-asian="normal" style:font-weight-asian="bold" style:font-name-complex="Times New Roman1" style:font-weight-complex="normal"/>
    </style:style>
    <style:style style:name="T82" style:family="text">
      <style:text-properties fo:font-style="normal" fo:font-weight="bold" officeooo:rsid="005192be" style:font-style-asian="normal" style:font-weight-asian="bold" style:font-name-complex="Times New Roman1" style:font-weight-complex="normal"/>
    </style:style>
    <style:style style:name="T83" style:family="text">
      <style:text-properties fo:font-style="normal" fo:font-weight="normal" style:font-style-asian="normal" style:font-weight-asian="normal" style:font-name-complex="Times New Roman1" style:font-weight-complex="normal"/>
    </style:style>
    <style:style style:name="T84" style:family="text">
      <style:text-properties fo:font-style="normal" fo:font-weight="normal" officeooo:rsid="00172ad1" style:font-style-asian="normal" style:font-weight-asian="normal" style:font-name-complex="Times New Roman1" style:font-weight-complex="normal"/>
    </style:style>
    <style:style style:name="T85" style:family="text">
      <style:text-properties fo:font-style="normal" fo:font-weight="normal" officeooo:rsid="00275b19" style:font-style-asian="normal" style:font-weight-asian="normal" style:font-name-complex="Times New Roman1" style:font-weight-complex="normal"/>
    </style:style>
    <style:style style:name="T86" style:family="text">
      <style:text-properties fo:font-style="normal" fo:font-weight="normal" officeooo:rsid="0023f1ec" style:font-style-asian="normal" style:font-weight-asian="normal" style:font-name-complex="Times New Roman1" style:font-weight-complex="normal"/>
    </style:style>
    <style:style style:name="T87" style:family="text">
      <style:text-properties fo:font-style="normal" fo:font-weight="normal" officeooo:rsid="0043c25c" style:font-style-asian="normal" style:font-weight-asian="normal" style:font-name-complex="Times New Roman1" style:font-weight-complex="normal"/>
    </style:style>
    <style:style style:name="T88" style:family="text">
      <style:text-properties fo:font-style="normal" fo:font-weight="normal" officeooo:rsid="002572b2" style:font-style-asian="normal" style:font-weight-asian="normal" style:font-name-complex="Times New Roman1" style:font-weight-complex="normal"/>
    </style:style>
    <style:style style:name="T89" style:family="text">
      <style:text-properties fo:font-style="normal" fo:font-weight="normal" officeooo:rsid="00455e00" style:font-style-asian="normal" style:font-weight-asian="normal" style:font-name-complex="Times New Roman1" style:font-weight-complex="normal"/>
    </style:style>
    <style:style style:name="T90" style:family="text">
      <style:text-properties fo:font-style="normal" fo:font-weight="normal" officeooo:rsid="0047d350" style:font-style-asian="normal" style:font-weight-asian="normal" style:font-name-complex="Times New Roman1" style:font-weight-complex="normal"/>
    </style:style>
    <style:style style:name="T91" style:family="text">
      <style:text-properties fo:font-style="normal" fo:font-weight="normal" officeooo:rsid="007390b8" style:font-style-asian="normal" style:font-weight-asian="normal" style:font-name-complex="Times New Roman1" style:font-weight-complex="normal"/>
    </style:style>
    <style:style style:name="T92" style:family="text">
      <style:text-properties fo:font-style="normal" style:font-style-asian="normal" style:font-name-complex="Times New Roman1" style:font-weight-complex="normal"/>
    </style:style>
    <style:style style:name="T93" style:family="text">
      <style:text-properties fo:font-style="normal" officeooo:rsid="00172ad1" style:font-style-asian="normal" style:font-name-complex="Times New Roman1" style:font-weight-complex="normal"/>
    </style:style>
    <style:style style:name="T94" style:family="text">
      <style:text-properties fo:font-style="normal" officeooo:rsid="00275b19" style:font-style-asian="normal" style:font-name-complex="Times New Roman1" style:font-weight-complex="normal"/>
    </style:style>
    <style:style style:name="T95" style:family="text">
      <style:text-properties fo:font-style="normal" officeooo:rsid="0024c625" style:font-style-asian="normal" style:font-name-complex="Times New Roman1" style:font-weight-complex="normal"/>
    </style:style>
    <style:style style:name="T96" style:family="text">
      <style:text-properties fo:font-style="normal" officeooo:rsid="0043c25c" style:font-style-asian="normal" style:font-name-complex="Times New Roman1" style:font-weight-complex="normal"/>
    </style:style>
    <style:style style:name="T97" style:family="text">
      <style:text-properties fo:font-style="normal" style:language-asian="tr" style:country-asian="TR" style:font-style-asian="normal" style:font-name-complex="Times New Roman" style:font-weight-complex="normal"/>
    </style:style>
    <style:style style:name="T98" style:family="text">
      <style:text-properties fo:font-style="normal" officeooo:rsid="00496a67" style:language-asian="tr" style:country-asian="TR" style:font-style-asian="normal" style:font-name-complex="Times New Roman" style:font-weight-complex="normal"/>
    </style:style>
    <style:style style:name="T99" style:family="text">
      <style:text-properties fo:font-style="normal" officeooo:rsid="00443595" style:language-asian="tr" style:country-asian="TR" style:font-style-asian="normal" style:font-name-complex="Times New Roman" style:font-weight-complex="normal"/>
    </style:style>
    <style:style style:name="T100" style:family="text">
      <style:text-properties fo:font-style="normal" officeooo:rsid="003d13be" style:language-asian="tr" style:country-asian="TR" style:font-style-asian="normal" style:font-name-complex="Times New Roman" style:font-weight-complex="normal"/>
    </style:style>
    <style:style style:name="T101" style:family="text">
      <style:text-properties fo:font-style="normal" officeooo:rsid="003b129e" style:language-asian="tr" style:country-asian="TR" style:font-style-asian="normal" style:font-name-complex="Times New Roman" style:font-weight-complex="normal"/>
    </style:style>
    <style:style style:name="T102" style:family="text">
      <style:text-properties fo:font-style="normal" officeooo:rsid="003c9814" style:language-asian="tr" style:country-asian="TR" style:font-style-asian="normal" style:font-name-complex="Times New Roman" style:font-weight-complex="normal"/>
    </style:style>
    <style:style style:name="T103" style:family="text">
      <style:text-properties fo:font-style="normal" officeooo:rsid="0056ecfa" style:language-asian="tr" style:country-asian="TR" style:font-style-asian="normal" style:font-name-complex="Times New Roman" style:font-weight-complex="normal"/>
    </style:style>
    <style:style style:name="T104" style:family="text">
      <style:text-properties fo:font-style="normal" officeooo:rsid="007e3d08" style:language-asian="tr" style:country-asian="TR" style:font-style-asian="normal" style:font-name-complex="Times New Roman" style:font-weight-complex="normal"/>
    </style:style>
    <style:style style:name="T105" style:family="text">
      <style:text-properties fo:font-style="normal" officeooo:rsid="008f180f" style:language-asian="tr" style:country-asian="TR" style:font-style-asian="normal" style:font-name-complex="Times New Roman" style:font-weight-complex="normal"/>
    </style:style>
    <style:style style:name="T106" style:family="text">
      <style:text-properties fo:font-style="normal" officeooo:rsid="009ada1a" style:language-asian="tr" style:country-asian="TR" style:font-style-asian="normal" style:font-name-complex="Times New Roman" style:font-weight-complex="normal"/>
    </style:style>
    <style:style style:name="T107" style:family="text">
      <style:text-properties fo:font-style="normal" officeooo:rsid="009bdb82" style:language-asian="tr" style:country-asian="TR" style:font-style-asian="normal" style:font-name-complex="Times New Roman" style:font-weight-complex="normal"/>
    </style:style>
    <style:style style:name="T108" style:family="text">
      <style:text-properties fo:font-style="normal" officeooo:rsid="009cc76f" style:language-asian="tr" style:country-asian="TR" style:font-style-asian="normal" style:font-name-complex="Times New Roman" style:font-weight-complex="normal"/>
    </style:style>
    <style:style style:name="T109"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10" style:family="text">
      <style:text-properties fo:language="tr" fo:country="TR" fo:font-weight="bold" style:font-weight-asian="bold" style:font-name-complex="Times New Roman1" style:font-weight-complex="bold"/>
    </style:style>
    <style:style style:name="T111" style:family="text">
      <style:text-properties fo:language="tr" fo:country="TR" fo:font-weight="bold" officeooo:rsid="0024c625" style:font-weight-asian="bold" style:font-name-complex="Times New Roman1" style:font-weight-complex="bold"/>
    </style:style>
    <style:style style:name="T112" style:family="text">
      <style:text-properties fo:language="tr" fo:country="TR" fo:font-weight="bold" officeooo:rsid="0043c25c" style:font-weight-asian="bold" style:font-name-complex="Times New Roman1" style:font-weight-complex="bold"/>
    </style:style>
    <style:style style:name="T113" style:family="text">
      <style:text-properties fo:language="tr" fo:country="TR" fo:font-style="normal" fo:font-weight="bold" style:font-style-asian="normal" style:font-weight-asian="bold" style:font-name-complex="Times New Roman1" style:font-weight-complex="normal"/>
    </style:style>
    <style:style style:name="T114" style:family="text">
      <style:text-properties fo:language="tr" fo:country="TR" fo:font-style="normal" fo:font-weight="normal" style:font-style-asian="normal" style:font-weight-asian="normal" style:font-name-complex="Times New Roman1" style:font-weight-complex="normal"/>
    </style:style>
    <style:style style:name="T115" style:family="text">
      <style:text-properties fo:language="tr" fo:country="TR" fo:font-style="normal" fo:font-weight="normal" officeooo:rsid="004c1294" style:font-style-asian="normal" style:font-weight-asian="normal" style:font-name-complex="Times New Roman1" style:font-weight-complex="normal"/>
    </style:style>
    <style:style style:name="T116" style:family="text">
      <style:text-properties fo:language="tr" fo:country="TR" style:font-name-complex="Times New Roman1"/>
    </style:style>
    <style:style style:name="T117" style:family="text">
      <style:text-properties fo:language="tr" fo:country="TR" officeooo:rsid="00172ad1" style:font-name-complex="Times New Roman1"/>
    </style:style>
    <style:style style:name="T118" style:family="text">
      <style:text-properties fo:language="tr" fo:country="TR" officeooo:rsid="0043c25c" style:font-name-complex="Times New Roman1"/>
    </style:style>
    <style:style style:name="T119" style:family="text">
      <style:text-properties fo:language="tr" fo:country="TR" officeooo:rsid="004c1294" style:font-name-complex="Times New Roman1"/>
    </style:style>
    <style:style style:name="T120" style:family="text">
      <style:text-properties officeooo:rsid="002b0bb3"/>
    </style:style>
    <style:style style:name="T121" style:family="text">
      <style:text-properties style:language-asian="tr" style:country-asian="TR"/>
    </style:style>
    <style:style style:name="T122" style:family="text">
      <style:text-properties style:language-asian="tr" style:country-asian="TR" style:font-name-complex="Times New Roman"/>
    </style:style>
    <style:style style:name="T123" style:family="text">
      <style:text-properties officeooo:rsid="00172ad1" style:language-asian="tr" style:country-asian="TR" style:font-name-complex="Times New Roman"/>
    </style:style>
    <style:style style:name="T124" style:family="text">
      <style:text-properties officeooo:rsid="002bcdb2" style:language-asian="tr" style:country-asian="TR" style:font-name-complex="Times New Roman"/>
    </style:style>
    <style:style style:name="T125" style:family="text">
      <style:text-properties officeooo:rsid="00310090" style:language-asian="tr" style:country-asian="TR" style:font-name-complex="Times New Roman"/>
    </style:style>
    <style:style style:name="T126" style:family="text">
      <style:text-properties officeooo:rsid="0033b636" style:language-asian="tr" style:country-asian="TR" style:font-name-complex="Times New Roman"/>
    </style:style>
    <style:style style:name="T127" style:family="text">
      <style:text-properties officeooo:rsid="003aa60a" style:language-asian="tr" style:country-asian="TR" style:font-name-complex="Times New Roman"/>
    </style:style>
    <style:style style:name="T128" style:family="text">
      <style:text-properties officeooo:rsid="0013e64a" style:language-asian="tr" style:country-asian="TR" style:font-name-complex="Times New Roman"/>
    </style:style>
    <style:style style:name="T129" style:family="text">
      <style:text-properties officeooo:rsid="003b129e" style:language-asian="tr" style:country-asian="TR" style:font-name-complex="Times New Roman"/>
    </style:style>
    <style:style style:name="T130" style:family="text">
      <style:text-properties officeooo:rsid="0022f6e7" style:language-asian="tr" style:country-asian="TR" style:font-name-complex="Times New Roman"/>
    </style:style>
    <style:style style:name="T131" style:family="text">
      <style:text-properties officeooo:rsid="003c3a02" style:language-asian="tr" style:country-asian="TR" style:font-name-complex="Times New Roman"/>
    </style:style>
    <style:style style:name="T132" style:family="text">
      <style:text-properties officeooo:rsid="003c9814" style:language-asian="tr" style:country-asian="TR" style:font-name-complex="Times New Roman"/>
    </style:style>
    <style:style style:name="T133" style:family="text">
      <style:text-properties officeooo:rsid="003d13be" style:language-asian="tr" style:country-asian="TR" style:font-name-complex="Times New Roman"/>
    </style:style>
    <style:style style:name="T134" style:family="text">
      <style:text-properties officeooo:rsid="003d6035" style:language-asian="tr" style:country-asian="TR" style:font-name-complex="Times New Roman"/>
    </style:style>
    <style:style style:name="T135" style:family="text">
      <style:text-properties officeooo:rsid="00467d30" style:language-asian="tr" style:country-asian="TR" style:font-name-complex="Times New Roman"/>
    </style:style>
    <style:style style:name="T136" style:family="text">
      <style:text-properties officeooo:rsid="004958df" style:language-asian="tr" style:country-asian="TR" style:font-name-complex="Times New Roman"/>
    </style:style>
    <style:style style:name="T137" style:family="text">
      <style:text-properties officeooo:rsid="004e8cf1" style:language-asian="tr" style:country-asian="TR" style:font-name-complex="Times New Roman"/>
    </style:style>
    <style:style style:name="T138" style:family="text">
      <style:text-properties officeooo:rsid="00455e00" style:language-asian="tr" style:country-asian="TR" style:font-name-complex="Times New Roman"/>
    </style:style>
    <style:style style:name="T139" style:family="text">
      <style:text-properties officeooo:rsid="001c4bd1" style:language-asian="tr" style:country-asian="TR" style:font-name-complex="Times New Roman"/>
    </style:style>
    <style:style style:name="T140" style:family="text">
      <style:text-properties officeooo:rsid="0047d350" style:language-asian="tr" style:country-asian="TR" style:font-name-complex="Times New Roman"/>
    </style:style>
    <style:style style:name="T141" style:family="text">
      <style:text-properties officeooo:rsid="0016608b" style:language-asian="tr" style:country-asian="TR" style:font-name-complex="Times New Roman"/>
    </style:style>
    <style:style style:name="T142" style:family="text">
      <style:text-properties officeooo:rsid="00348da0" style:language-asian="tr" style:country-asian="TR" style:font-name-complex="Times New Roman"/>
    </style:style>
    <style:style style:name="T143" style:family="text">
      <style:text-properties officeooo:rsid="006bae34" style:language-asian="tr" style:country-asian="TR" style:font-name-complex="Times New Roman"/>
    </style:style>
    <style:style style:name="T144" style:family="text">
      <style:text-properties officeooo:rsid="008f180f" style:language-asian="tr" style:country-asian="TR" style:font-name-complex="Times New Roman"/>
    </style:style>
    <style:style style:name="T145" style:family="text">
      <style:text-properties officeooo:rsid="009100a2" style:language-asian="tr" style:country-asian="TR" style:font-name-complex="Times New Roman"/>
    </style:style>
    <style:style style:name="T146" style:family="text">
      <style:text-properties officeooo:rsid="0097ef5f" style:language-asian="tr" style:country-asian="TR" style:font-name-complex="Times New Roman"/>
    </style:style>
    <style:style style:name="T147" style:family="text">
      <style:text-properties officeooo:rsid="002b0bb3" style:language-asian="tr" style:country-asian="TR" style:font-name-complex="Times New Roman"/>
    </style:style>
    <style:style style:name="T148" style:family="text">
      <style:text-properties officeooo:rsid="001ab6fb" style:language-asian="tr" style:country-asian="TR" style:font-name-complex="Times New Roman"/>
    </style:style>
    <style:style style:name="T149" style:family="text">
      <style:text-properties officeooo:rsid="00875977" style:language-asian="tr" style:country-asian="TR" style:font-name-complex="Times New Roman"/>
    </style:style>
    <style:style style:name="T150" style:family="text">
      <style:text-properties officeooo:rsid="00512536" style:language-asian="tr" style:country-asian="TR" style:font-name-complex="Times New Roman"/>
    </style:style>
    <style:style style:name="T151" style:family="text">
      <style:text-properties officeooo:rsid="0013588f" style:language-asian="tr" style:country-asian="TR" style:font-name-complex="Times New Roman"/>
    </style:style>
    <style:style style:name="T152" style:family="text">
      <style:text-properties officeooo:rsid="00443595" style:language-asian="tr" style:country-asian="TR" style:font-name-complex="Times New Roman"/>
    </style:style>
    <style:style style:name="T153" style:family="text">
      <style:text-properties officeooo:rsid="0014c035" style:language-asian="tr" style:country-asian="TR" style:font-name-complex="Times New Roman"/>
    </style:style>
    <style:style style:name="T154" style:family="text">
      <style:text-properties officeooo:rsid="006fa4e9" style:language-asian="tr" style:country-asian="TR" style:font-name-complex="Times New Roman"/>
    </style:style>
    <style:style style:name="T155" style:family="text">
      <style:text-properties officeooo:rsid="004a1f33" style:language-asian="tr" style:country-asian="TR" style:font-name-complex="Times New Roman"/>
    </style:style>
    <style:style style:name="T156" style:family="text">
      <style:text-properties officeooo:rsid="005e4a91" style:language-asian="tr" style:country-asian="TR" style:font-name-complex="Times New Roman"/>
    </style:style>
    <style:style style:name="T157" style:family="text">
      <style:text-properties officeooo:rsid="00821128" style:language-asian="tr" style:country-asian="TR" style:font-name-complex="Times New Roman"/>
    </style:style>
    <style:style style:name="T158" style:family="text">
      <style:text-properties officeooo:rsid="007e3d08" style:language-asian="tr" style:country-asian="TR" style:font-name-complex="Times New Roman"/>
    </style:style>
    <style:style style:name="T159" style:family="text">
      <style:text-properties officeooo:rsid="00992360" style:language-asian="tr" style:country-asian="TR" style:font-name-complex="Times New Roman"/>
    </style:style>
    <style:style style:name="T160" style:family="text">
      <style:text-properties style:language-asian="tr" style:country-asian="TR" style:font-name-complex="Tahoma"/>
    </style:style>
    <style:style style:name="T161" style:family="text">
      <style:text-properties officeooo:rsid="003b129e" style:language-asian="tr" style:country-asian="TR" style:font-name-complex="Tahoma"/>
    </style:style>
    <style:style style:name="T162" style:family="text">
      <style:text-properties officeooo:rsid="004958df" style:language-asian="tr" style:country-asian="TR" style:font-name-complex="Tahoma"/>
    </style:style>
    <style:style style:name="T163" style:family="text">
      <style:text-properties officeooo:rsid="006bae34" style:language-asian="tr" style:country-asian="TR" style:font-name-complex="Tahoma"/>
    </style:style>
    <style:style style:name="T164" style:family="text">
      <style:text-properties officeooo:rsid="00374a74" style:language-asian="tr" style:country-asian="TR"/>
    </style:style>
    <style:style style:name="T165" style:family="text">
      <style:text-properties officeooo:rsid="0014a809" style:language-asian="tr" style:country-asian="TR"/>
    </style:style>
    <style:style style:name="T166" style:family="text">
      <style:text-properties officeooo:rsid="00347560"/>
    </style:style>
    <style:style style:name="T167" style:family="text">
      <style:text-properties officeooo:rsid="00348da0"/>
    </style:style>
    <style:style style:name="T168" style:family="text">
      <style:text-properties officeooo:rsid="003aa60a"/>
    </style:style>
    <style:style style:name="T169" style:family="text">
      <style:text-properties officeooo:rsid="0043c25c"/>
    </style:style>
    <style:style style:name="T170" style:family="text">
      <style:text-properties officeooo:rsid="00443595"/>
    </style:style>
    <style:style style:name="T171" style:family="text">
      <style:text-properties officeooo:rsid="0047d350"/>
    </style:style>
    <style:style style:name="T172" style:family="text">
      <style:text-properties fo:font-style="italic" style:text-underline-style="solid" style:text-underline-width="auto" style:text-underline-color="font-color" fo:font-weight="bold" style:font-style-asian="italic" style:font-weight-asian="bold"/>
    </style:style>
    <style:style style:name="T17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7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7"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8"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italic" fo:font-weight="bold" style:language-asian="tr" style:country-asian="TR" style:font-style-asian="italic" style:font-weight-asian="bold" style:font-name-complex="Times New Roman"/>
    </style:style>
    <style:style style:name="T181"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82"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83" style:family="text">
      <style:text-properties fo:font-style="italic" fo:font-weight="normal" style:language-asian="tr" style:country-asian="TR" style:font-style-asian="italic" style:font-weight-asian="normal" style:font-name-complex="Times New Roman" style:font-weight-complex="normal"/>
    </style:style>
    <style:style style:name="T184"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85" style:family="text">
      <style:text-properties fo:font-style="italic" style:font-style-asian="italic" style:font-style-complex="italic"/>
    </style:style>
    <style:style style:name="T186" style:family="text">
      <style:text-properties fo:font-style="italic" officeooo:rsid="008f180f" style:font-style-asian="italic" style:font-style-complex="italic"/>
    </style:style>
    <style:style style:name="T187" style:family="text">
      <style:text-properties fo:font-style="italic" style:language-asian="tr" style:country-asian="TR" style:font-style-asian="italic" style:font-name-complex="Times New Roman" style:font-style-complex="italic"/>
    </style:style>
    <style:style style:name="T188" style:family="text">
      <style:text-properties fo:font-style="italic" officeooo:rsid="00496a67" style:language-asian="tr" style:country-asian="TR" style:font-style-asian="italic" style:font-name-complex="Times New Roman" style:font-style-complex="italic" style:font-weight-complex="normal"/>
    </style:style>
    <style:style style:name="T189" style:family="text">
      <style:text-properties fo:font-style="italic" officeooo:rsid="002b0bb3" style:language-asian="tr" style:country-asian="TR" style:font-style-asian="italic" style:font-name-complex="Times New Roman" style:font-style-complex="italic" style:font-weight-complex="normal"/>
    </style:style>
    <style:style style:name="T190" style:family="text">
      <style:text-properties fo:font-style="italic" officeooo:rsid="003b129e" style:language-asian="tr" style:country-asian="TR" style:font-style-asian="italic" style:font-name-complex="Times New Roman" style:font-style-complex="italic"/>
    </style:style>
    <style:style style:name="T191" style:family="text">
      <style:text-properties fo:font-style="italic" officeooo:rsid="005192be" style:language-asian="tr" style:country-asian="TR" style:font-style-asian="italic" style:font-name-complex="Times New Roman" style:font-style-complex="italic"/>
    </style:style>
    <style:style style:name="T192" style:family="text">
      <style:text-properties fo:font-style="italic" officeooo:rsid="0047d350" style:language-asian="tr" style:country-asian="TR" style:font-style-asian="italic" style:font-name-complex="Times New Roman" style:font-style-complex="italic"/>
    </style:style>
    <style:style style:name="T193" style:family="text">
      <style:text-properties fo:font-style="italic" officeooo:rsid="005915ab" style:language-asian="tr" style:country-asian="TR" style:font-style-asian="italic" style:font-name-complex="Times New Roman" style:font-style-complex="italic"/>
    </style:style>
    <style:style style:name="T194" style:family="text">
      <style:text-properties fo:font-style="italic" officeooo:rsid="009cc76f" style:language-asian="tr" style:country-asian="TR" style:font-style-asian="italic" style:font-name-complex="Times New Roman" style:font-style-complex="italic"/>
    </style:style>
    <style:style style:name="T195"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96" style:family="text">
      <style:text-properties officeooo:rsid="004c1294"/>
    </style:style>
    <style:style style:name="T197" style:family="text">
      <style:text-properties officeooo:rsid="004d17d8"/>
    </style:style>
    <style:style style:name="T198" style:family="text">
      <style:text-properties officeooo:rsid="005079a5"/>
    </style:style>
    <style:style style:name="T199" style:family="text">
      <style:text-properties officeooo:rsid="005e877f"/>
    </style:style>
    <style:style style:name="T200" style:family="text">
      <style:text-properties officeooo:rsid="006bae34"/>
    </style:style>
    <style:style style:name="T201" style:family="text">
      <style:text-properties style:text-underline-style="solid" style:text-underline-width="auto" style:text-underline-color="font-color"/>
    </style:style>
    <style:style style:name="T202" style:family="text">
      <style:text-properties style:text-underline-style="solid" style:text-underline-width="auto" style:text-underline-color="font-color" officeooo:rsid="006bae34"/>
    </style:style>
    <style:style style:name="T203" style:family="text">
      <style:text-properties officeooo:rsid="008676e7"/>
    </style:style>
    <style:style style:name="T204" style:family="text">
      <style:text-properties officeooo:rsid="008f180f"/>
    </style:style>
    <style:style style:name="T205" style:family="text">
      <style:text-properties officeooo:rsid="0064bc78"/>
    </style:style>
    <style:style style:name="T206" style:family="text">
      <style:text-properties officeooo:rsid="002f4e2b" style:font-name-complex="Times New Roman"/>
    </style:style>
    <style:style style:name="T207" style:family="text">
      <style:text-properties officeooo:rsid="009ada1a" style:font-name-complex="Times New Roman"/>
    </style:style>
    <style:style style:name="T208" style:family="text">
      <style:text-properties officeooo:rsid="00276427"/>
    </style:style>
    <style:style style:name="T209"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10"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11" style:family="text">
      <style:text-properties fo:color="#000000" loext:opacity="1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text-emphasize="none"/>
    </style:style>
    <style:style style:name="T212" style:family="text">
      <style:text-properties fo:color="#000000" loext:opacity="100%" style:text-outline="false" style:text-line-through-style="none" style:text-line-through-type="none" style:font-name="Calibri" fo:font-size="9pt" fo:font-style="normal" fo:text-shadow="none" style:text-underline-style="none" fo:font-weight="normal" officeooo:rsid="009100a2" style:font-size-asian="9pt" style:language-asian="tr" style:country-asian="TR" style:font-style-asian="normal" style:font-weight-asian="normal" style:font-name-complex="Times New Roman" style:text-emphasize="none"/>
    </style:style>
    <style:style style:name="T213" style:family="text">
      <style:text-properties officeooo:rsid="0097ef5f"/>
    </style:style>
    <style:style style:name="T214" style:family="text">
      <style:text-properties fo:font-size="12pt" officeooo:rsid="008f180f" style:font-size-asian="12pt" style:language-asian="tr" style:country-asian="TR" style:font-name-complex="Times New Roman" style:font-size-complex="12pt"/>
    </style:style>
    <style:style style:name="T215" style:family="text">
      <style:text-properties fo:font-size="12pt" officeooo:rsid="0098e9eb" style:font-size-asian="12pt" style:language-asian="tr" style:country-asian="TR" style:font-name-complex="Times New Roman" style:font-size-complex="12pt"/>
    </style:style>
    <style:style style:name="T216" style:family="text">
      <style:text-properties officeooo:rsid="00677889"/>
    </style:style>
    <style:style style:name="T217" style:family="text">
      <style:text-properties officeooo:rsid="00992360"/>
    </style:style>
    <style:style style:name="T218" style:family="text">
      <style:text-properties officeooo:rsid="009ada1a"/>
    </style:style>
    <style:style style:name="T219" style:family="text">
      <style:text-properties officeooo:rsid="009cc76f"/>
    </style:style>
    <style:style style:name="T220" style:family="text">
      <style:text-properties style:font-name="Chilanka" fo:font-size="11pt" style:font-size-asian="11pt" style:language-asian="tr" style:country-asian="TR" style:font-name-complex="Times New Roman" style:font-size-complex="11pt"/>
    </style:style>
    <style:style style:name="T221" style:family="text">
      <style:text-properties style:font-name="Chilanka" fo:font-size="11pt" officeooo:rsid="009100a2" style:font-size-asian="11pt" style:language-asian="tr" style:country-asian="TR" style:font-name-complex="Times New Roman" style:font-size-complex="11pt"/>
    </style:style>
    <style:style style:name="T222" style:family="text">
      <style:text-properties style:font-name="Chilanka" fo:font-size="11pt" fo:font-style="italic" style:font-size-asian="11pt" style:language-asian="tr" style:country-asian="TR" style:font-style-asian="italic" style:font-name-complex="Times New Roman" style:font-size-complex="11pt" style:font-style-complex="italic"/>
    </style:style>
    <style:style style:name="T223" style:family="text">
      <style:text-properties style:font-name="Chilanka" fo:font-size="11pt" fo:font-style="italic" officeooo:rsid="0047d350" style:font-size-asian="11pt" style:language-asian="tr" style:country-asian="TR" style:font-style-asian="italic" style:font-name-complex="Times New Roman" style:font-size-complex="11pt" style:font-style-complex="italic"/>
    </style:style>
    <style:style style:name="T224" style:family="text">
      <style:text-properties officeooo:rsid="00276427" style:font-name-complex="Times New Roman1"/>
    </style:style>
    <style:style style:name="T225" style:family="text">
      <style:text-properties officeooo:rsid="005e877f"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ELİRLİ SÜRELİ KİRA SÖZLEŞMESİ</text:p>
      <text:p text:style-name="P9"><text:span text:style-name="T31">MADDE </text:span><text:span text:style-name="T32">1<text:tab/></text:span><text:span text:style-name="T83">Tanım</text:span><text:span text:style-name="T85">lar</text:span><text:span text:style-name="T83">: </text:span><text:span text:style-name="T84">İ</text:span><text:span text:style-name="T85">şbu sözleşmede adı geçen; </text:span><text:span text:style-name="T67">Kiraya veren</text:span><text:span text:style-name="T84">; </text:span><text:span text:style-name="T87">mecurun</text:span><text:span text:style-name="T84"> sahibi</text:span><text:span text:style-name="T85">ni</text:span><text:span text:style-name="T84"> ve/veya vekili</text:span><text:span text:style-name="T85">ni</text:span><text:span text:style-name="T84">, </text:span><text:span text:style-name="T67">Kiracı;</text:span><text:span text:style-name="T93"> </text:span><text:span text:style-name="T96">mecuru</text:span><text:span text:style-name="T93"> kiralama hak</text:span><text:span text:style-name="T95">k</text:span><text:span text:style-name="T93">ını belirli bir ücret karşılığında </text:span><text:span text:style-name="T96">belirli bir süre</text:span><text:span text:style-name="T93"> kabul <text:s/>eden gerçek veya tüzel kişi</text:span><text:span text:style-name="T94">yi, </text:span><text:span text:style-name="T67">Sözleşme</text:span><text:span text:style-name="T84"> </text:span><text:span text:style-name="T85">t</text:span><text:span text:style-name="T84">araflarca, şartları belirlenen, şartlar üzerinde anlaşmaya varılan ve imza altına alınan </text:span><text:span text:style-name="T85">işbu </text:span><text:span text:style-name="T84">kira sözleşmesi</text:span><text:span text:style-name="T85">ni ifade eder. </text:span><text:span text:style-name="T8">İşbu k</text:span>ira sözleşmesi, kiraya verenin , <text:span text:style-name="T26">bu sözleşmede özellikleri belirtilen mecurun</text:span> kullanı<text:span text:style-name="T170">mını</text:span> <text:span text:style-name="T169">belli bir süre için</text:span> kiracıya bırakmayı, kiracının da buna karşılık, <text:span text:style-name="T169">bu süre için </text:span>kararlaştırılan kira bedelini ödemeyi üstlendiği<text:span text:style-name="T26"> </text:span>sözleşmedir.</text:p>
      <text:p text:style-name="P2"><text:span text:style-name="T112">M</text:span><text:span text:style-name="T110">ADDE </text:span><text:span text:style-name="T111">2<text:tab/></text:span><text:span text:style-name="T113">Kira süresi:</text:span><text:span text:style-name="T114"> </text:span><text:span text:style-name="T115">İşbu s</text:span><text:span text:style-name="T116">özleşme, belirli süre</text:span><text:span text:style-name="T118">lidir</text:span><text:span text:style-name="T117"> ve <text:s/>k</text:span><text:span text:style-name="T116">ararlaştırılan sürenin geçmesiyle herhangi bir bildirim olmaksızın, </text:span><text:span text:style-name="T119">bu sözleşmeden doğan haklar saklı kalmak şartıyla,</text:span><text:span text:style-name="T116"> sona ere</text:span><text:span text:style-name="T117">r. </text:span></text:p>
      <text:p text:style-name="P10"><text:span text:style-name="T37">M</text:span><text:span text:style-name="T31">ADDE 3 <text:tab/></text:span><text:span text:style-name="T76">Vergi ve benzeri yükümlülüklere katlanma borcu : </text:span>Kiralanana <text:span text:style-name="T196">ait, kültür, arsa, bina vergileri kiraya veren;</text:span> <text:span text:style-name="T198">kira stopaj </text:span>vergi<text:span text:style-name="T66">si, çevre temizlik vergisi </text:span>ve benzeri yükümlülükler <text:span text:style-name="T26">kiracı tarafından ödenecektir. </text:span><text:span text:style-name="T123">Kiracı elektrik, su, </text:span><text:span text:style-name="T125">aidat</text:span><text:span text:style-name="T123"> vb. abone gerektiren işlemlerde, kira başlangıcında abonelikleri üzerine alacaktır ve kira müddeti boyunca bu </text:span><text:span text:style-name="T126">aboneliklere ait</text:span><text:span text:style-name="T123"> giderler kiracıya aittir.</text:span></text:p>
      <text:p text:style-name="P9"><text:span text:style-name="T31">MADDE </text:span><text:span text:style-name="T32">4 <text:tab/></text:span><text:span text:style-name="T77">Yan giderlere katlanma borcu</text:span><text:span text:style-name="T31"> : </text:span>Kira<text:span text:style-name="T26">cı</text:span>, kiralananın kullanımıyla ilgili olmak üzere, kendisi veya üçüncü kişi tarafından yapılan yan giderlere katlanmakla yükümlüdür.</text:p>
      <text:p text:style-name="P11"><text:span text:style-name="T31">MADDE </text:span><text:span text:style-name="T32">5<text:tab/></text:span><text:span text:style-name="T77">Kiralananın teslim anında </text:span><text:span text:style-name="T80">ve </text:span><text:span text:style-name="T77">sonra</text:span><text:span text:style-name="T80">sı</text:span><text:span text:style-name="T77"> ayıplı hâle gelmesinden sorumluluk</text:span><text:span text:style-name="T31"> <text:tab/></text:span></text:p>
      <text:list xml:id="list4087429910" text:style-name="WWNum3">
        <text:list-header>
          <text:p text:style-name="P65"><text:span text:style-name="T16">İşbu </text:span><text:span text:style-name="T18">sözleşme aynı zamanda teslim tutanağı hükmünde olup,</text:span><text:span text:style-name="T16"> sözleşme</text:span><text:span text:style-name="T17">nin imzalanması ile </text:span><text:span text:style-name="T16">kiracı, kiralananı sağlam, ayıpsız ve eksiksiz olarak teslim aldığını kabul etmiştir. </text:span><text:span text:style-name="T15">Taşınmazda bulunan tuvalet, la</text:span><text:bookmark text:name="_GoBack"/><text:span text:style-name="T15">vabo <text:s/>banyo, vb. malzemeler kiracıya sağlam olarak teslim edilmiştir ve kira bitiminde kiracı bu malzemeleri sağlam ve eksiksiz olarak teslim etmekle yükümlüdür. Malzemelerde hasar oluşması durumunda kiracı ödemekle yükümlüdür. </text:span><text:span text:style-name="T18">Mecurun kullanılması sırasında oluşabilecek her türlü arıza, hasar vb. giderler kiracıya aittir. </text:span><text:span text:style-name="T26">Kiracının, mecurun teslimi sonrası, kendi ihtiyaçları doğrultusunda ortaya çıkabilecek ve eksik olarak tanımlayacağı şeylerin sorumluluğu kiracıya aittir. </text:span></text:p>
        </text:list-header>
      </text:list>
      <text:p text:style-name="P9"><text:span text:style-name="T31">MADDE </text:span><text:span text:style-name="T36">6</text:span><text:span text:style-name="T32"><text:tab/></text:span><text:span text:style-name="T77">Kira bedelinin indirilmesi</text:span><text:span text:style-name="T31"> : </text:span>Kiracı, <text:span text:style-name="T27">kira süresi boyunca ve sonrasında, sözleşmede belirlenen kira bedelinde, mucbir sebepler dahil, herhangi bir sebeple </text:span>indirim yapılmasını isteye<text:span text:style-name="T27">mez</text:span>.</text:p>
      <text:p text:style-name="P9"><text:span text:style-name="T31">MADDE </text:span><text:span text:style-name="T38">7</text:span><text:span text:style-name="T32"><text:tab/></text:span><text:span text:style-name="T77">Kira bedelini ödeme borcu,</text:span><text:span text:style-name="T31"> </text:span><text:span text:style-name="T35">ifa zamanı, kiracının temerrüdü</text:span><text:span text:style-name="T31"><text:tab/><text:tab/></text:span></text:p>
      <text:list xml:id="list132104501073142" text:continue-numbering="true" text:style-name="WWNum3">
        <text:list-header>
          <text:p text:style-name="P66"><text:span text:style-name="T147">Kira bedeli nettir. <text:s/></text:span><text:span text:style-name="T122">Sözleşme</text:span><text:span text:style-name="T147">de</text:span><text:span text:style-name="T122"> </text:span><text:span text:style-name="T147">belirtilen kira bedeli</text:span><text:span text:style-name="T122">, vergiler düşüldükten sonra </text:span><text:span text:style-name="T147">kiralayana </text:span><text:span text:style-name="T122">ödene</text:span><text:span text:style-name="T147">cek</text:span><text:span text:style-name="T122"> </text:span><text:span text:style-name="T126">net </text:span><text:span text:style-name="T122">miktardır. </text:span><text:span text:style-name="T147">Kira stopaj vergisi kiracı tarafından, </text:span><text:span text:style-name="T126">kiraya veren adına </text:span><text:span text:style-name="T147">ödenecektir. Her türlü resim vergi ve harçlar, ÇTV, stopaj vergisi ve kira süresi içerisinde ortaya çıkabilecek her türlü resmi ödemeler, vergi ve harçlar kiracı tarafından ödenecektir.</text:span><text:span text:style-name="T122"> Kiracı, kira bedelini </text:span><text:span text:style-name="T148">( kira bedeli aylık ödemeli yapılacaksa her ayın </text:span><text:span text:style-name="T149">1</text:span><text:span text:style-name="T150">. günü</text:span><text:span text:style-name="T148"> peşin </text:span><text:span text:style-name="T149">olarak</text:span><text:span text:style-name="T148"> )</text:span><text:span text:style-name="T122"> ve yan giderleri,</text:span><text:span text:style-name="T148"> </text:span><text:span text:style-name="T149">peşin </text:span><text:span text:style-name="T122">ödemekle yükümlüdür. </text:span><text:span text:style-name="T134">Ki</text:span><text:span text:style-name="T148">ra ödemeleri kiraya verene ait banka hesabına yatırılacaktır. </text:span><text:span text:style-name="T122">İşbu sö</text:span><text:span text:style-name="T151">z</text:span><text:span text:style-name="T122">leşme</text:span><text:span text:style-name="T129">de belirlenen</text:span><text:span text:style-name="T122"> kira bedeli</text:span><text:span text:style-name="T129">nin ödeme vadesi </text:span><text:span text:style-name="T133">sözleşme düzenleme </text:span><text:span text:style-name="T129">tarihidir.</text:span><text:span text:style-name="T122"> Ödeme çek veya senet ile taahhüt edilmiş ise ödemenin zamanında <text:s/>ödenmemesi durumunda, </text:span><text:span text:style-name="T209">müteakip bonolarda muacceliyet kesbedece</text:span><text:span text:style-name="T210">k</text:span><text:span text:style-name="T209">,</text:span><text:span text:style-name="T122"> </text:span><text:span text:style-name="T133">çek veya senedin ödeme vadesi, sözleşme düzenleme tarihi olarak kabul edilecektir </text:span><text:span text:style-name="T152">ve</text:span><text:span text:style-name="T133"> </text:span><text:span text:style-name="T122"><text:s/></text:span><text:span text:style-name="T152">k</text:span><text:span text:style-name="T133">iracı </text:span><text:span text:style-name="T152">geçmiş ve </text:span><text:span text:style-name="T133">o</text:span><text:span text:style-name="T122">turduğu süreye ait kira borcunu, </text:span><text:span text:style-name="T129">geçen her gün için, yıllık kira bedelinin yüzde </text:span><text:span text:style-name="T133">biri</text:span><text:span text:style-name="T129"> oranında </text:span><text:span text:style-name="T133">(%1)</text:span><text:span text:style-name="T129"> </text:span><text:span text:style-name="T132">günlük </text:span><text:span text:style-name="T129">ceza bedeli </text:span><text:span text:style-name="T133">ile birlikte</text:span><text:span text:style-name="T129"> ödemeyi</text:span><text:span text:style-name="T122"> peşinen kabul ve taahhüt eder.</text:span></text:p>
        </text:list-header>
      </text:list>
      <text:p text:style-name="P9"><text:span text:style-name="T31">MADDE </text:span><text:span text:style-name="T39">8</text:span><text:span text:style-name="T33"><text:tab/></text:span><text:span text:style-name="T78">Temizlik ve bakım giderlerini ödeme borcu</text:span> : Kiracı, kiralananın olağan kullanımı için gerekli temizlik ve bakım giderlerini ödemekle yükümlüdür.</text:p>
      <text:p text:style-name="P9"><text:span text:style-name="T31">MADDE </text:span><text:span text:style-name="T39">9</text:span><text:span text:style-name="T33"><text:tab/></text:span><text:span text:style-name="T36">K</text:span><text:span text:style-name="T78">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3">önce kiracıya bildirmek ve bunların </text:span>yapıldığı sırada kiracının yararlarını göz önünde tutmak zorundadır. </text:p>
      <text:p text:style-name="P12"><text:span text:style-name="T31">MADDE </text:span><text:span text:style-name="T33">1</text:span><text:span text:style-name="T39">0</text:span><text:span text:style-name="T33"><text:tab/></text:span><text:span text:style-name="T78">Kiralananda yenilik ve değişiklik yapılması</text:span> : Kiraya veren, kiralananda, kira sözleşmesinin feshini gerektirmeyen ve kiracıdan katlanması beklenebilecek olan yenilik ve değişiklikler yapabilir. <text:span text:style-name="T6">Bu yenilik ve değişikliklerin yapılması sırasında kiraya veren, kiracının menfaatlerini gözetmekle yükümlüdür. </text:span>Kiracı, <text:span text:style-name="T197">mecurda bir değişiklik yapmak isterse bu ek bir sözleşme ile belirlenmelidir.</text:span> Kiracı, kiraya verenin rızasıyla yaptığı yenilik ve değişiklikler sebebiyle kiralananda ortaya çıka<text:span text:style-name="T197">bilecek</text:span> değer artışının karşılığını isteyemez. <text:span text:style-name="T122">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7">Aksi bir sözleşme ile kararlaştır</text:span><text:span text:style-name="T144">ı</text:span><text:span text:style-name="T127">lmamışsa, </text:span><text:span text:style-name="T124">Kiracı, kira bitiminde yaptığı bu tip imalatları sökemez, çıkaramaz, kıramaz. Kiracı bu tip imalatları sağlam olarak kiraya verene teslim etmekle yükümlüdür. </text:span></text:p>
      <text:p text:style-name="P9"><text:span text:style-name="T31">MADDE </text:span><text:span text:style-name="T36">1</text:span><text:span text:style-name="T39">1</text:span><text:span text:style-name="T33"><text:tab/></text:span><text:span text:style-name="T78">Alt kira ve kullanım hakkının devri, </text:span><text:span text:style-name="T68">Kira ilişkisinin devri</text:span><text:span text:style-name="T31"> : </text:span>Kiracı, kiraya verenin yazılı rızası olmadıkça, kiralananı başkasına kiralayamayacağı gibi, kullanım hakkını da, kira ilişkisini <text:span text:style-name="T170">de</text:span> başkasına devredemez. </text:p>
      <text:p text:style-name="P3">KİRAYA VEREN<text:tab/>KİRACI<text:tab/>ŞAHİT-KEFİL</text:p>
      <text:p text:style-name="P91"><text:tab/><text:tab/><text:tab/><text:tab/><text:tab/><text:tab/><text:tab/><text:tab/><text:tab/><text:tab/><text:span text:style-name="T41">Muhammed Seyfullah GÜLTEKİN </text:span></text:p>
      <text:p text:style-name="P91"><text:span text:style-name="T41"><text:tab/><text:tab/><text:tab/><text:tab/><text:tab/><text:tab/><text:tab/><text:tab/><text:tab/><text:tab/>442 2134 0392</text:span></text:p>
      <text:p text:style-name="P9"><text:soft-page-break/><text:span text:style-name="T31">MADDE </text:span><text:span text:style-name="T33">1</text:span><text:span text:style-name="T40">2</text:span><text:span text:style-name="T33"><text:tab/></text:span><text:span text:style-name="T78">Kiralananın kullanılmaması</text:span><text:span text:style-name="T31"> :</text:span><text:span text:style-name="T7"> </text:span><text:span text:style-name="T13">Normal veya mucbir bir sebeple, m</text:span><text:span text:style-name="T11">ecur</text:span> kullanılmasa veya sınırlı olarak kullanılsa bile kiracı, kira bedelini ödemekle yükümlüdür. <text:span text:style-name="T213">İşbu sözleşme pandemi koşulları göz önünde bulundurularak düzenlenmiştir.</text:span></text:p>
      <text:p text:style-name="P9"><text:span text:style-name="T31">MADDE </text:span><text:span text:style-name="T36">1</text:span><text:span text:style-name="T40">3</text:span><text:span text:style-name="T33"><text:tab/></text:span><text:span text:style-name="T78">Kiralananın sözleşmenin bitiminden önce geri verilmesi</text:span><text:span text:style-name="T31"> <text:s/>: </text:span>Kiracı, sözleşme süresine veya fesih dönemine uymaksızın kiralananı geri verdiği takdirde, kira sözleşmesinden doğan borçları, <text:span text:style-name="T28">sözleşme bitim süresine kadar olan dönem boyunca devam eder. Bu gibi durumlarda kiracı, kiralananı başkasına devredemez. Kiraya veren, k</text:span>iralananın <text:span text:style-name="T166">güncel</text:span> koşullarla kiraya verilebileceği <text:span text:style-name="T28">yeni bir kiracı bulması </text:span>h<text:span text:style-name="T213">a</text:span>linde, kiracının kira sözleşmesinden doğan borçları sona erer. <text:s/><text:span text:style-name="T213">K</text:span><text:span text:style-name="T28">iracı sözleşmede belirtilen şartlarda, kiralananı kullanmasa bile, kira borcunu ödemekle yükümlüdür.</text:span></text:p>
      <text:p text:style-name="P14"><text:span text:style-name="T31">MADDE </text:span><text:span text:style-name="T36">1</text:span><text:span text:style-name="T40">4</text:span><text:span text:style-name="T33"><text:tab/></text:span><text:span text:style-name="T76">Sözleşmenin sona ermesi</text:span><text:span text:style-name="T7"> : </text:span><text:span text:style-name="T9">İşbu sözleşme, belirli süreli bir sözleşmedir. K</text:span>ira sözleşmesi bu sürenin sonunda kendiliğinden sona erer. <text:span text:style-name="T197">Kiracı kiralananı sözleşme bitim tarihinde boşaltmakla yükümlüdür.</text:span><text:span text:style-name="T92"> </text:span><text:span text:style-name="T103">K</text:span><text:span text:style-name="T100">iracı, </text:span><text:span text:style-name="T103">mecuru boşaltmadığı takdirde, </text:span><text:span text:style-name="T100"><text:s/></text:span><text:span text:style-name="T99">geçmiş ve </text:span><text:span text:style-name="T100">o</text:span><text:span text:style-name="T97">turduğu süreye ait kira borcunu, </text:span><text:span text:style-name="T101">geçen her gün için, yıllık kira bedelinin yüzde </text:span><text:span text:style-name="T100">biri</text:span><text:span text:style-name="T101"> oranında </text:span><text:span text:style-name="T100">(%1)</text:span><text:span text:style-name="T101"> </text:span><text:span text:style-name="T102">günlük </text:span><text:span text:style-name="T101">ceza bedeli </text:span><text:span text:style-name="T100">ile birlikte</text:span><text:span text:style-name="T101"> ödemeyi</text:span><text:span text:style-name="T97"> peşinen kabul ve taahhüt eder.</text:span></text:p>
      <text:p text:style-name="P9"><text:span text:style-name="T31">MADDE </text:span><text:span text:style-name="T36">1</text:span><text:span text:style-name="T40">5</text:span><text:span text:style-name="T31"><text:tab/></text:span><text:span text:style-name="T76">Kiracının iflası </text:span><text:span text:style-name="T81">ve ölümü : </text:span>Kiracı, kiralananın tesliminden sonra iflas eder <text:span text:style-name="T197">veya</text:span> <text:s/>öl<text:span text:style-name="T197">ürse, ö</text:span>len kiracının <text:span text:style-name="T65">mirasçıları ve </text:span>ortakları veya bu ortakların aynı meslek ve sanatı yürüten mirasçıları <text:span text:style-name="T29"><text:s/>kiranın devam etmesine yönelik istekleri, bu sözleşmeye bağlı olarak geçersizdir. </text:span><text:span text:style-name="T86">Kiracının ölümü ile bu sözleşmedeki </text:span><text:span text:style-name="T83">“Kiralananın sözleşmenin bitiminden önce geri verilmesi” </text:span><text:span text:style-name="T86">maddesinde belirtilen şartlar uygulanır. </text:span><text:span text:style-name="T29">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ext:span><text:span text:style-name="T204">t</text:span><text:span text:style-name="T29">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5"><text:span text:style-name="T31">MADDE </text:span><text:span text:style-name="T36">1</text:span><text:span text:style-name="T40">6</text:span><text:span text:style-name="T34"><text:tab/></text:span><text:span text:style-name="T79">Kiralananın geri verilmesi</text:span><text:span text:style-name="T31"> <text:tab/>:</text:span><text:span text:style-name="T7"> “</text:span><text:span text:style-name="T88">Kiralananda yenilik ve değişiklik yapılması“ </text:span><text:span text:style-name="T89">maddesinde belirtilen hususlar saklı kalmak kaydıyla, k</text:span>iracı kiralananı ne durumda teslim almışsa, kira sözleşmesinin bitiminde o durumda geri vermekle yükümlüdür. <text:span text:style-name="T12">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6">de</text:span>, sözleşmeye aykırı kullanmadan doğacak zararları giderme<text:span text:style-name="T30">kle yükümlüdür.</text:span> </text:p>
      <text:p text:style-name="P9"><text:span text:style-name="T31">MADDE </text:span><text:span text:style-name="T36">1</text:span><text:span text:style-name="T40">7</text:span><text:span text:style-name="T34"><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6"><text:span text:style-name="T31">MADDE </text:span><text:span text:style-name="T40">18</text:span><text:span text:style-name="T34"><text:tab/></text:span><text:span text:style-name="T79">Kullanma giderleri</text:span><text:span text:style-name="T31"> : </text:span>Kiracı, ısıtma, aydınlatma ve su gibi kullanma giderlerine katlanmakla yükümlüdür. Giderlere katlanan taraf, bu giderleri ispat edici belgelerin birer örneğini, istem üzerine diğer tarafa vermek zorundadır. </text:p>
      <text:p text:style-name="P9"><text:span text:style-name="T31">MADDE </text:span><text:span text:style-name="T36">1</text:span><text:span text:style-name="T40">9</text:span><text:span text:style-name="T34"><text:tab/></text:span><text:span text:style-name="T79">Kiracının güvence vermesi</text:span><text:span text:style-name="T31"> <text:tab/>: </text:span><text:span text:style-name="T10">K</text:span>iracı<text:span text:style-name="T64">nın</text:span> güvence verme borcu <text:span text:style-name="T64">vardır ve yıllık kira </text:span></text:p>
      <text:p text:style-name="P20">bedelinin %25 ‘i olarak yapılacaktır. </text:p>
      <text:p text:style-name="P13"><text:span text:style-name="T31">MADDE </text:span><text:span text:style-name="T36">2</text:span><text:span text:style-name="T40">0</text:span><text:span text:style-name="T34"> <text:tab/></text:span><text:span text:style-name="T79">Kira </text:span><text:span text:style-name="T82">Yıllık Artış Oranı</text:span><text:span text:style-name="T31"> </text:span><text:span text:style-name="T34">ve </text:span><text:span text:style-name="T79">Belirlenmesi<text:tab/>: </text:span><text:span text:style-name="T64">Bir yıldan uzun süreyle yapılan sözleşmelerde </text:span>uygulanacak <text:span text:style-name="T171">yıllık kira artış oranı</text:span>, <text:span text:style-name="T166">yıllık tüketici </text:span>fiyat endeksin<text:span text:style-name="T166">in (TÜFE)</text:span> oniki aylık ortalama<text:span text:style-name="T168">sı </text:span>oranını<text:span text:style-name="T64">n %10 ‘un altında olması durumunda; %10, değişim oranının %10 ‘un üstünde olması durumunda ise, değişim oranının altında olmamak</text:span> koşuluyla <text:span text:style-name="T120">yapılacaktır.</text:span>. </text:p>
      <text:p text:style-name="P17"><text:span text:style-name="T42">MADDE </text:span><text:span text:style-name="T43">2</text:span><text:span text:style-name="T44">1</text:span><text:span text:style-name="T43"> <text:tab/></text:span><text:span text:style-name="T45">Sözleşmenin feshi : </text:span><text:span text:style-name="T122">İşbu sözleşmenin herhangi bir maddesinin ihlali ile </text:span><text:span text:style-name="T137">veya süre bitiminde</text:span><text:span text:style-name="T122">, </text:span><text:span text:style-name="T134">kiraya verenin hakları saklı kalmak şartıyla</text:span><text:span text:style-name="T122"> sözleşme fesh edilir ve kiracı mecuru hiçbir ihtara gerek kalmadan boşaltma</text:span><text:span text:style-name="T138">yı kabul ve taahhüt etmiştir.</text:span><text:span text:style-name="T122">. </text:span></text:p>
      <text:list xml:id="list132104815035601" text:continue-numbering="true" text:style-name="WWNum3">
        <text:list-header>
          <text:p text:style-name="P67"><text:span text:style-name="T42">MADDE </text:span><text:span text:style-name="T43">2</text:span><text:span text:style-name="T44">2</text:span><text:span text:style-name="T45"><text:tab/>Kefil ve şahit : </text:span><text:span text:style-name="T122">Kefil </text:span><text:span text:style-name="T138">ve şahit</text:span><text:span text:style-name="T122">, bu sözleşmeye attığı imza ile, sözleşme şartlarına uyulmaması </text:span><text:span text:style-name="T133">ve/veya bu sözleşmeyle bağlantılı tahliye taahhütnamesi vb. belgeler</text:span><text:span text:style-name="T122"> ile ortaya çıkabilecek her türlü maddi ve manevi zararların karşılanması hususunda, müteselsilen sorumlu olduğunu kabul ve beyan etmiştir. Kefil </text:span><text:span text:style-name="T139">ve Şahit</text:span><text:span text:style-name="T122">, sözleşmeyi imzalayan kişinin, </text:span><text:span text:style-name="T144">s</text:span><text:span text:style-name="T122">özleşmede adı geçen kişi olduğuna şahitlik ettiğini kabul ve beyan eder. </text:span></text:p>
          <text:p text:style-name="P68"><text:span text:style-name="T44">MADDE 23<text:tab/>Yetkili mercii ve tebligat :</text:span><text:span text:style-name="T19"> İşbu </text:span><text:span text:style-name="T138"><text:s/>sözleşmede belirtilen adresler tarafların tebligat adresleri olarak da belirlenmiş olup her türlü tebligatın bu adreslere yapılabileceği taraflarca kabul edilmişti</text:span><text:span text:style-name="T140">r.</text:span><text:span text:style-name="T138"> Taraflar, anlaşmazlık vuku</text:span><text:span text:style-name="T140">unda</text:span><text:span text:style-name="T138">, T.C. Tokat Mahkeme ve İcra Dairelerinin selahiyetini </text:span><text:span text:style-name="T137">şimdiden </text:span><text:span text:style-name="T138">kabul ve beyan etmiştir. </text:span></text:p>
        </text:list-header>
      </text:list>
      <text:p text:style-name="P4">KİRAYA VEREN<text:tab/>KİRACI<text:tab/>ŞAHİT-KEFİL</text:p>
      <text:p text:style-name="P92"><text:tab/><text:tab/><text:tab/><text:tab/><text:tab/><text:tab/><text:tab/><text:tab/><text:tab/><text:tab/><text:tab/><text:span text:style-name="T41">Muhammed Seyfullah GÜLTEKİN </text:span></text:p>
      <text:p text:style-name="P92"><text:span text:style-name="T5"><text:tab/><text:tab/><text:tab/><text:tab/><text:tab/><text:tab/><text:tab/><text:tab/><text:tab/><text:tab/><text:tab/>442 2134 0392</text:span></text:p>
      <text:p text:style-name="P62"><text:soft-page-break/></text:p>
      <text:p text:style-name="P62"/>
      <text:list xml:id="list132104320708191" text:continue-numbering="true" text:style-name="WWNum3">
        <text:list-header>
          <text:p text:style-name="P68"><text:span text:style-name="T122">İşbu akit, </text:span><text:span text:style-name="T140">3</text:span><text:span text:style-name="T141"> sayfa,</text:span><text:span text:style-name="T142"> 2</text:span><text:span text:style-name="T138">3</text:span><text:span text:style-name="T142"> madde </text:span><text:span text:style-name="T138">ve kiraya veren, kiracı, kiralanan ve kira hakkında detaylardan</text:span><text:span text:style-name="T142"> </text:span><text:span text:style-name="T141">oluşur ve </text:span><text:span text:style-name="T140">1</text:span><text:span text:style-name="T122"> nüsha halinde tanzim edilmiş olup, taraflarca </text:span><text:span text:style-name="T138">okunarak, </text:span><text:span text:style-name="T122">kabul edilmiş ve imzalanmıştır.</text:span></text:p>
        </text:list-header>
      </text:list>
      <text:p text:style-name="P6"/>
      <text:p text:style-name="P6"/>
      <text:p text:style-name="P6"/>
      <text:p text:style-name="P32"><text:span text:style-name="T178">Sözleşmenin<text:tab/>:</text:span><text:span text:style-name="T195"> </text:span><text:span text:style-name="T190">Düzenleme Tarihi</text:span><text:span text:style-name="T191"><text:tab/></text:span><text:span text:style-name="T129">: </text:span><text:span text:style-name="T46"><text:s/></text:span><text:span text:style-name="T59">15</text:span><text:span text:style-name="T47"> </text:span><text:span text:style-name="T61">Mayıs</text:span><text:span text:style-name="T48"> </text:span><text:span text:style-name="T46">20</text:span><text:span text:style-name="T49">2</text:span><text:span text:style-name="T47">1</text:span><text:span text:style-name="T46"> <text:s/></text:span><text:span text:style-name="T90"><text:s/><text:tab/></text:span><text:span text:style-name="T91">Düzenleme No: </text:span><text:span text:style-name="T69">20</text:span><text:span text:style-name="T70">2</text:span><text:span text:style-name="T71">1</text:span><text:span text:style-name="T72">0</text:span><text:span text:style-name="T75">5</text:span><text:span text:style-name="T74">1</text:span><text:span text:style-name="T72">5</text:span><text:span text:style-name="T73">-00</text:span><text:span text:style-name="T75">6</text:span></text:p>
      <text:p text:style-name="P32"><text:span text:style-name="T175">Kiraya Veren<text:tab/>: </text:span><text:span text:style-name="T187">Adı Soyadı</text:span><text:span text:style-name="T122"><text:tab/>: </text:span><text:span text:style-name="T146"><text:tab/><text:tab/></text:span><text:span text:style-name="T122"><text:tab/><text:tab/><text:tab/><text:tab/><text:tab/><text:tab/><text:tab/></text:span><text:span text:style-name="T182">TC Kimlik No</text:span><text:span text:style-name="T15"><text:tab/>: </text:span></text:p>
      <text:p text:style-name="P37"/>
      <text:p text:style-name="P37">Kiracı<text:tab/></text:p>
      <text:p text:style-name="P33"><text:span text:style-name="T187">Adı Soyadı</text:span><text:span text:style-name="T122"><text:tab/><text:tab/>: </text:span><text:span text:style-name="T42">Muhammed Seyfullah GÜLTEKİN </text:span></text:p>
      <text:p text:style-name="P86"><text:span text:style-name="T121">TC Kimlik No<text:tab/>: </text:span><text:span text:style-name="T62">442 2134 0392</text:span></text:p>
      <text:p text:style-name="P86"><text:span text:style-name="T121">Tebligat Adres: Kar</text:span>şıyaka Mah. İbni Kemal Cad. 6. Sokak No:26/3 TOKAT</text:p>
      <text:p text:style-name="Standard">Telefon No<text:tab/><text:tab/>: <text:span text:style-name="T41">0 555 054 41 64</text:span></text:p>
      <text:p text:style-name="P38"/>
      <text:p text:style-name="P30"><text:span text:style-name="T173">Kiralana</text:span><text:span text:style-name="T174">nın</text:span><text:span text:style-name="T179"><text:tab/></text:span></text:p>
      <text:p text:style-name="P33"><text:span text:style-name="T187">Cinsi<text:tab/></text:span><text:span text:style-name="T122"><text:tab/><text:tab/><text:tab/>: </text:span><text:span text:style-name="T50">İşyeri<text:tab/></text:span><text:span text:style-name="T42"><text:tab/><text:tab/></text:span><text:span text:style-name="T193">Kullanım Amacı</text:span><text:span text:style-name="T122"><text:tab/>:</text:span><text:span text:style-name="T153"> </text:span><text:span text:style-name="T61">Dövmeci</text:span></text:p>
      <text:p text:style-name="P33"><text:span text:style-name="T187">Adresi<text:tab/></text:span><text:span text:style-name="T122"><text:tab/><text:tab/>: </text:span><text:span text:style-name="T60">Ali Paşa Hamam Sokak</text:span><text:span text:style-name="T50"> No:5 TOKAT</text:span></text:p>
      <text:p text:style-name="P34"><text:span text:style-name="T183">Tapu-</text:span><text:span text:style-name="T184">Abone Bi</text:span><text:span text:style-name="T183">lgileri</text:span><text:span text:style-name="T180"><text:tab/></text:span><text:span text:style-name="T122">: </text:span><text:span text:style-name="T154">Pafta: </text:span><text:span text:style-name="T60">4</text:span><text:span text:style-name="T154"> <text:tab/></text:span><text:span text:style-name="T140">A</text:span><text:span text:style-name="T122">da<text:tab/>:</text:span><text:span text:style-name="T155"> </text:span><text:span text:style-name="T51">3</text:span><text:span text:style-name="T60">85</text:span><text:span text:style-name="T156"><text:tab/>Parsel<text:tab/>: </text:span><text:span text:style-name="T60">116</text:span><text:span text:style-name="T20"><text:tab/>Elektrik : <text:s text:c="13"/>Su : </text:span></text:p>
      <text:p text:style-name="P37"/>
      <text:p text:style-name="P30"><text:span text:style-name="T172">Kiranın </text:span><text:tab/></text:p>
      <text:p text:style-name="P32"><text:span text:style-name="T187">Başlangıç tarihi</text:span><text:span text:style-name="T122"><text:tab/>: </text:span><text:span text:style-name="T60">30</text:span><text:span text:style-name="T50"> </text:span><text:span text:style-name="T61">Mayıs</text:span><text:span text:style-name="T50"> </text:span><text:span text:style-name="T52">202</text:span><text:span text:style-name="T50">1</text:span><text:span text:style-name="T154"><text:tab/></text:span><text:span text:style-name="T122"><text:tab/></text:span></text:p>
      <text:p text:style-name="P35"><text:span text:style-name="T187">Bitiş tarihi</text:span><text:span text:style-name="T122"><text:tab/><text:tab/>: </text:span><text:span text:style-name="T52">2</text:span><text:span text:style-name="T60">9</text:span><text:span text:style-name="T52"> </text:span><text:span text:style-name="T61">Mayıs</text:span><text:span text:style-name="T52"> 202</text:span><text:span text:style-name="T50">2</text:span><text:span text:style-name="T157"><text:tab/><text:tab/><text:tab/></text:span><text:span text:style-name="T187">Süresi </text:span><text:span text:style-name="T122"><text:tab/>: </text:span><text:span text:style-name="T53">1 Yıl </text:span><text:span text:style-name="T54">(Bir Yıl)</text:span><text:span text:style-name="T158"> </text:span></text:p>
      <text:p text:style-name="P36"><text:span text:style-name="T181">Bedeli<text:tab/></text:span><text:span text:style-name="T122"><text:tab/><text:tab/><text:tab/>: </text:span><text:span text:style-name="T60">12000</text:span><text:span text:style-name="T55"> </text:span><text:span text:style-name="T56">TL (</text:span><text:span text:style-name="T60">On İki Bin</text:span><text:span text:style-name="T53"> </text:span><text:span text:style-name="T57">TL</text:span><text:span text:style-name="T56">) <text:s/>+ STOPAJ VERGİSİ</text:span></text:p>
      <text:p text:style-name="P22"/>
      <text:p text:style-name="P18"><text:span text:style-name="T176">Ödeme</text:span><text:span text:style-name="T177"> Ş</text:span><text:span text:style-name="T176">ekli</text:span><text:span text:style-name="T109"><text:tab/><text:tab/>:</text:span><text:span text:style-name="T97"> </text:span><text:span text:style-name="T106">1</text:span><text:span text:style-name="T108">2</text:span><text:span text:style-name="T104">.000 TL Peşin </text:span><text:span text:style-name="T105">olarak banka hesabına yatırılacaktır.</text:span><text:span text:style-name="T104"> </text:span></text:p>
      <text:p text:style-name="P18"><text:span text:style-name="T104"><text:tab/><text:tab/><text:tab/> <text:s text:c="2"/></text:span></text:p>
      <text:p text:style-name="P69"/>
      <text:p text:style-name="P19"><text:span text:style-name="T188">B</text:span><text:span text:style-name="T189">anka hesa</text:span><text:span text:style-name="T188">p no</text:span><text:span text:style-name="T98"><text:tab/>: </text:span></text:p>
      <text:p text:style-name="P25"/>
      <text:p text:style-name="P63"><text:span text:style-name="T218">Mecur, parsel girişinde s</text:span><text:span text:style-name="T219">olda</text:span><text:span text:style-name="T218"> kalan çatılı tek katlı yapıdır. </text:span><text:span text:style-name="T205">İşyerine ait </text:span><text:span text:style-name="T206">su sayacı, </text:span><text:span text:style-name="T207">musluk</text:span><text:span text:style-name="T205"> vardır. </text:span><text:s/></text:p>
      <text:p text:style-name="P64"/>
      <text:p text:style-name="P31">İşbu akitteki bilgilerin doğruluğunu ve sözleşmenin tüm şartlarına uyacağımı peşinen kabul ettiğimi, <text:span text:style-name="T167">akiti okuyarak, hür irademle imzaladığımı,</text:span> beyan, <text:span text:style-name="T203">kabul</text:span> ve taahhüt ederim.</text:p>
      <text:p text:style-name="P21"/>
      <text:p text:style-name="P21"/>
      <text:p text:style-name="P21"/>
      <text:p text:style-name="P21"/>
      <text:p text:style-name="P21"/>
      <text:p text:style-name="P21"/>
      <text:p text:style-name="P5"><text:span text:style-name="T208">KİRAYA VEREN<text:tab/></text:span><text:span text:style-name="T199">K</text:span><text:span text:style-name="T208">İRACI<text:tab/>ŞAHİT-KEFİL</text:span></text:p>
      <text:p text:style-name="P23"><text:tab/><text:tab/><text:tab/><text:tab/><text:tab/><text:tab/><text:tab/><text:tab/><text:tab/></text:p>
      <text:p text:style-name="P71"><text:span text:style-name="T31"><text:tab/><text:tab/><text:tab/><text:tab/><text:tab/><text:tab/><text:tab/><text:tab/><text:tab/><text:tab/><text:tab/>Muhammed Seyfullah GÜLTEKİN </text:span></text:p>
      <text:p text:style-name="P70"><text:span text:style-name="T31">442 2134 0392</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6">TAHLİYE TAAHHÜTNAMESİ</text:p>
      <text:p text:style-name="P26"/>
      <text:p text:style-name="P39"><text:span text:style-name="T122"><text:tab/>Halen tahtı icarımda bulunan, kiraya vereni ve özellikleri aşağıda belirtilen taşınmazı; </text:span><text:span text:style-name="T132">tahliye etmeyi taahhüt ettiğim tarih</text:span><text:span text:style-name="T135">te</text:span><text:span text:style-name="T132">, </text:span><text:span text:style-name="T135">aşağıda </text:span><text:span text:style-name="T132">tarih </text:span><text:span text:style-name="T135">ve</text:span><text:span text:style-name="T132"> sayı</text:span><text:span text:style-name="T136">sı </text:span><text:span text:style-name="T135">belirtilen </text:span><text:span text:style-name="T132">kira sözleşme</text:span><text:span text:style-name="T136">sinin</text:span><text:span text:style-name="T132"> şartlarına bağlı kalarak, </text:span><text:span text:style-name="T130"><text:s/></text:span><text:span text:style-name="T122">hiçbir kanuni merasime, ihtar ve protesto keşidesine, cevap itasına, tebliğ ve tebellüğe, </text:span><text:span text:style-name="T160">herhangi bir ihtar ve hiçbir hüküm istihsaline ve mahkemeden ilam almaya hacet kalmaksızın</text:span><text:span text:style-name="T122"> kayıtsız ve şartsız olarak boşaltmayı </text:span><text:span text:style-name="T160">kesin olarak, </text:span><text:span text:style-name="T162">hür irademle</text:span><text:span text:style-name="T160"> beyan, kabul ve taahhüt ed</text:span><text:span text:style-name="T161">iyorum</text:span><text:span text:style-name="T160">.</text:span></text:p>
      <text:p text:style-name="P42"/>
      <text:p text:style-name="P40"><text:span text:style-name="T122"><text:tab/>Gününde tahliye edemediğim </text:span><text:span text:style-name="T128">veya </text:span><text:span text:style-name="T122">etmediğim takdirde, </text:span><text:span text:style-name="T129">geçen her gün için, yıllık kira bedelinin yüzde </text:span><text:span text:style-name="T133">biri</text:span><text:span text:style-name="T129"> oranında </text:span><text:span text:style-name="T133">(%1)</text:span><text:span text:style-name="T129"> </text:span><text:span text:style-name="T132">günlük </text:span><text:span text:style-name="T129">ceza bedeli ödemeyi, </text:span><text:span text:style-name="T122">kiraya veren veya yetkili kanuni vekili tarafından aleyhime yapılacak, her türlü icra takibatı, mahkeme masrafları, avukatlık ücretleri ve benzeri tüm ücretlerinde tamamen şahsım tarafından karşılanacağını şimdiden <text:s/>kabul,</text:span><text:span text:style-name="T128"> beyan</text:span><text:span text:style-name="T122"> ve taahhüt ediyorum. İşbu taahhütname</text:span><text:span text:style-name="T131">yi</text:span><text:span text:style-name="T122"> </text:span><text:span text:style-name="T136">hür</text:span><text:span text:style-name="T122"> irademle </text:span><text:span text:style-name="T136">okudum ve</text:span><text:span text:style-name="T122"> imza</text:span><text:span text:style-name="T131">lıyorum</text:span><text:span text:style-name="T122">. </text:span></text:p>
      <text:p text:style-name="P74"/>
      <text:p text:style-name="P49">TAHLİYE EDİLECEK YERİN</text:p>
      <text:p text:style-name="P43">Adresi<text:tab/>: <text:s/></text:p>
      <text:p text:style-name="P46"/>
      <text:p text:style-name="P44"><text:span text:style-name="T25">İlgili </text:span><text:span text:style-name="T22">Kira </text:span><text:span text:style-name="T23">Sözleşme</text:span><text:span text:style-name="T22">si</text:span><text:span text:style-name="T23"> Tarihi, <text:s/></text:span><text:span text:style-name="T24">No</text:span><text:span text:style-name="T23"><text:tab/>:<text:tab/></text:span></text:p>
      <text:p text:style-name="P45"/>
      <text:p text:style-name="P76">Tahliye taahhüdünde bulunulan tarih <text:tab/><text:tab/><text:tab/><text:tab/>:</text:p>
      <text:p text:style-name="P75"/>
      <text:p text:style-name="P45">Mecurun tahliye Edileceği taahhüt edilen tarih<text:tab/>:</text:p>
      <text:p text:style-name="P73"/>
      <text:p text:style-name="P81">Kiracı<text:tab/></text:p>
      <text:p text:style-name="P82"><text:span text:style-name="T187">Adı Soyadı</text:span><text:span text:style-name="T122"><text:tab/><text:tab/>: </text:span><text:span text:style-name="T42">Muhammed Seyfullah GÜLTEKİN </text:span></text:p>
      <text:p text:style-name="P87"><text:span text:style-name="T121">TC Kimlik No<text:tab/>: </text:span><text:span text:style-name="T21">442 2134 0392</text:span></text:p>
      <text:p text:style-name="P87"><text:span text:style-name="T121">Tebligat Adres: Kar</text:span>şıyaka Mah. İbni Kemal Cad. 6. Sokak No:26/3 TOKAT</text:p>
      <text:p text:style-name="P88">Telefon No<text:tab/><text:tab/>: <text:span text:style-name="T14">0 555 054 41 64</text:span></text:p>
      <text:p text:style-name="P72"/>
      <text:p text:style-name="P48"><text:tab/><text:tab/><text:tab/><text:tab/><text:tab/><text:tab/><text:tab/><text:span text:style-name="T224"><text:tab/></text:span><text:span text:style-name="T225">K</text:span><text:span text:style-name="T224">İRACI<text:tab/><text:tab/><text:tab/><text:tab/><text:tab/><text:tab/><text:tab/><text:tab/><text:tab/><text:tab/>ŞAHİT-KEFİL</text:span></text:p>
      <text:p text:style-name="P47"/>
      <text:p text:style-name="P47"><text:soft-page-break/></text:p>
      <text:p text:style-name="P27"/>
      <text:p text:style-name="P28"/>
      <text:p text:style-name="P28"/>
      <text:p text:style-name="P28">KİRA FESİH SÖZLEŞMESİ</text:p>
      <text:p text:style-name="P29"/>
      <text:p text:style-name="P29"/>
      <text:p text:style-name="P29"/>
      <text:p text:style-name="P29"/>
      <text:p text:style-name="P29"/>
      <text:p text:style-name="P59"><text:span text:style-name="T122"><text:tab/></text:span><text:span text:style-name="T143">A</text:span><text:span text:style-name="T135">şağıda </text:span><text:span text:style-name="T132">tarih </text:span><text:span text:style-name="T135">ve</text:span><text:span text:style-name="T132"> sayı</text:span><text:span text:style-name="T136">sı </text:span><text:span text:style-name="T135">belirtilen </text:span><text:span text:style-name="T132">kira sözleşme</text:span><text:span text:style-name="T136">si</text:span><text:span text:style-name="T143">ni tek taraflı olarak fesh ediyorum. Sözleşme şartları ile t</text:span><text:span text:style-name="T122">ahtı icarımda bulunan taşınmazı; </text:span><text:span text:style-name="T143">belirtilen tarihte,</text:span><text:span text:style-name="T132"> </text:span><text:span text:style-name="T135">belirtilen </text:span><text:span text:style-name="T132">kira sözleşme</text:span><text:span text:style-name="T136">sinin</text:span><text:span text:style-name="T132"> şartlarına bağlı kalarak </text:span><text:span text:style-name="T163">tahliye ettim.</text:span></text:p>
      <text:p text:style-name="P50"/>
      <text:p text:style-name="P50"/>
      <text:p text:style-name="P57"/>
      <text:p text:style-name="P57"/>
      <text:p text:style-name="P50"/>
      <text:p text:style-name="P50"/>
      <text:p text:style-name="P50"/>
      <text:p text:style-name="P50"/>
      <text:p text:style-name="P58"><text:span text:style-name="T202">FESH</text:span><text:span text:style-name="T201"> EDİLE</text:span><text:span text:style-name="T202">N</text:span><text:span text:style-name="T201"> </text:span><text:span text:style-name="T202">SÖZLEŞMENİN</text:span></text:p>
      <text:p text:style-name="P50"/>
      <text:p text:style-name="P61"><text:span text:style-name="T164">Tarihi, <text:s/></text:span><text:span text:style-name="T165">No</text:span><text:span text:style-name="T164"><text:tab/><text:tab/><text:tab/><text:tab/>:<text:tab/></text:span></text:p>
      <text:p text:style-name="P52"/>
      <text:p text:style-name="P52">Mecurun tahliye Edil<text:span text:style-name="T200">diği </text:span>tarih<text:tab/>:</text:p>
      <text:p text:style-name="P52"/>
      <text:p text:style-name="P57"/>
      <text:p text:style-name="P53"/>
      <text:p text:style-name="P53"/>
      <text:p text:style-name="P83">Kiracı<text:tab/></text:p>
      <text:p text:style-name="P84"><text:span text:style-name="T187">Adı Soyadı</text:span><text:span text:style-name="T122"><text:tab/><text:tab/>: </text:span><text:span text:style-name="T42">Muhammed Seyfullah GÜLTEKİN </text:span></text:p>
      <text:p text:style-name="P89"><text:span text:style-name="T121">TC Kimlik No<text:tab/>: </text:span><text:span text:style-name="T21">442 2134 0392</text:span></text:p>
      <text:p text:style-name="P89"><text:span text:style-name="T121">Tebligat Adres: Kar</text:span>şıyaka Mah. İbni Kemal Cad. 6. Sokak No:26/3 TOKAT</text:p>
      <text:p text:style-name="P85">Telefon No<text:tab/><text:tab/>: <text:span text:style-name="T219">0 555 054 41 64</text:span></text:p>
      <text:p text:style-name="P53"/>
      <text:p text:style-name="P54"/>
      <text:p text:style-name="P54"/>
      <text:p text:style-name="P54"/>
      <text:p text:style-name="P55"/>
      <text:p text:style-name="P56"/>
      <text:p text:style-name="P56"/>
      <text:p text:style-name="P7"><text:span text:style-name="T208"><text:tab/></text:span><text:span text:style-name="T199">K</text:span><text:span text:style-name="T208">İRACI<text:tab/>ŞAHİT-KEFİL</text:span></text:p>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Kiracı Adı Soyadı  : Muhammed Seyfullah GÜLTEKİN TC Kimlik No : 442 2134 0392Tebligat Adres : Karşıyaka Mah. İbni Kemal Cad. 6. Sokak No:26/3 TOKATTelefon No  : 0 555 054 41 6" svg:font-family="'Kiracı Adı Soyadı  : Muhammed Seyfullah GÜLTEKİN TC Kimlik No : 442 2134 0392Tebligat Adres : Karşıyaka Mah. İbni Kemal Cad. 6. Sokak No:26/3 TOKATTelefon No  : 0 555 054 41 6'"/>
    <style:font-face style:name="Noto Sans Devanagari1" svg:font-family="'Noto Sans Devanagari'" style:font-family-generic="swiss"/>
    <style:font-face style:name="Abyssinica SIL" svg:font-family="'Abyssinica SIL'" style:font-pitch="variable"/>
    <style:font-face style:name="Chilanka" svg:font-family="Chilanka" style:font-pitch="variable"/>
    <style:font-face style:name="Garuda" svg:font-family="Garuda" style:font-pitch="variable"/>
    <style:font-face style:name="UKIJ Diwani" svg:font-family="'UKIJ Diwan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4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9100a2"/>
    </style:style>
    <style:style style:name="MT1" style:family="text">
      <style:text-properties officeooo:rsid="0045a579"/>
    </style:style>
    <style:style style:name="MT2" style:family="text">
      <style:text-properties officeooo: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text:tab/></text:span><text:span text:style-name="MT2"><text:tab/> <text: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05-17T13:21:03.608627787</dc:date>
    <meta:editing-duration>PT20H9M25S</meta:editing-duration>
    <meta:editing-cycles>63</meta:editing-cycles>
    <meta:generator>LibreOffice/7.0.5.2$Linux_X86_64 LibreOffice_project/00$Build-2</meta:generator>
    <meta:print-date>2021-04-29T10:29:15.294849758</meta:print-date>
    <meta:document-statistic meta:table-count="0" meta:image-count="0" meta:object-count="0" meta:page-count="5" meta:paragraph-count="84" meta:word-count="1859" meta:character-count="13871" meta:non-whitespace-character-count="11878"/>
  </office:meta>
</office:document-meta>
</file>